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0.02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1.38mm"/>
    </style:style>
    <style:style style:name="co8" style:family="table-column">
      <style:table-column-properties fo:break-before="auto" style:column-width="25.33mm"/>
    </style:style>
    <style:style style:name="co9" style:family="table-column">
      <style:table-column-properties fo:break-before="auto" style:column-width="30.83mm"/>
    </style:style>
    <style:style style:name="co10" style:family="table-column">
      <style:table-column-properties fo:break-before="auto" style:column-width="31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PC" table:style-name="ta1">
        <table:shapes>
          <draw:frame draw:z-index="0" draw:style-name="gr1" draw:text-style-name="P1" svg:width="210mm" svg:height="90mm" svg:x="67.85mm" svg:y="144.91mm">
            <draw:object draw:notify-on-update-of-ranges="IPC.E21:IPC.X21 IPC.D22:IPC.D22 IPC.E22:IPC.X22 IPC.D23:IPC.D23 IPC.E23:IPC.X23 IPC.D24:IPC.D24 IPC.E24:IPC.X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1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3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get sim_IPC data from 1 to 4 ( INT )</text:p>
          </table:table-cell>
          <table:table-cell table:number-columns-repeated="8"/>
          <table:table-cell office:value-type="string" calcext:value-type="string">
            <text:p>get sim_IPC data from 1 to 4 ( FP )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3.4189" calcext:value-type="float">
            <text:p>3.4189</text:p>
          </table:table-cell>
          <table:table-cell office:value-type="float" office:value="4.1813" calcext:value-type="float">
            <text:p>4.1813</text:p>
          </table:table-cell>
          <table:table-cell office:value-type="float" office:value="4.0107" calcext:value-type="float">
            <text:p>4.0107</text:p>
          </table:table-cell>
          <table:table-cell office:value-type="float" office:value="3.0374" calcext:value-type="float">
            <text:p>3.0374</text:p>
          </table:table-cell>
          <table:table-cell office:value-type="float" office:value="0.9419" calcext:value-type="float">
            <text:p>0.9419</text:p>
          </table:table-cell>
          <table:table-cell office:value-type="float" office:value="2.6015" calcext:value-type="float">
            <text:p>2.6015</text:p>
          </table:table-cell>
          <table:table-cell office:value-type="float" office:value="3.3056" calcext:value-type="float">
            <text:p>3.3056</text:p>
          </table:table-cell>
          <table:table-cell office:value-type="float" office:value="0.5978" calcext:value-type="float">
            <text:p>0.5978</text:p>
          </table:table-cell>
          <table:table-cell office:value-type="float" office:value="3.8656" calcext:value-type="float">
            <text:p>3.8656</text:p>
          </table:table-cell>
          <table:table-cell office:value-type="float" office:value="4.4678" calcext:value-type="float">
            <text:p>4.4678</text:p>
          </table:table-cell>
          <table:table-cell office:value-type="float" office:value="3.8421" calcext:value-type="float">
            <text:p>3.8421</text:p>
          </table:table-cell>
          <table:table-cell office:value-type="float" office:value="5.3993" calcext:value-type="float">
            <text:p>5.3993</text:p>
          </table:table-cell>
          <table:table-cell office:value-type="float" office:value="3.2192" calcext:value-type="float">
            <text:p>3.2192</text:p>
          </table:table-cell>
          <table:table-cell office:value-type="float" office:value="5.237" calcext:value-type="float">
            <text:p>5.237</text:p>
          </table:table-cell>
          <table:table-cell office:value-type="float" office:value="3.2898" calcext:value-type="float">
            <text:p>3.2898</text:p>
          </table:table-cell>
          <table:table-cell office:value-type="float" office:value="3.7836" calcext:value-type="float">
            <text:p>3.7836</text:p>
          </table:table-cell>
          <table:table-cell office:value-type="float" office:value="4.3959" calcext:value-type="float">
            <text:p>4.3959</text:p>
          </table:table-cell>
          <table:table-cell office:value-type="float" office:value="4.0614" calcext:value-type="float">
            <text:p>4.06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GGRESSIVE</text:p>
          </table:table-cell>
          <table:table-cell office:value-type="float" office:value="3.2374" calcext:value-type="float">
            <text:p>3.2374</text:p>
          </table:table-cell>
          <table:table-cell office:value-type="float" office:value="4.2064" calcext:value-type="float">
            <text:p>4.2064</text:p>
          </table:table-cell>
          <table:table-cell office:value-type="float" office:value="3.9746" calcext:value-type="float">
            <text:p>3.9746</text:p>
          </table:table-cell>
          <table:table-cell office:value-type="float" office:value="3.0122" calcext:value-type="float">
            <text:p>3.0122</text:p>
          </table:table-cell>
          <table:table-cell office:value-type="float" office:value="0.9212" calcext:value-type="float">
            <text:p>0.9212</text:p>
          </table:table-cell>
          <table:table-cell office:value-type="float" office:value="2.5262" calcext:value-type="float">
            <text:p>2.5262</text:p>
          </table:table-cell>
          <table:table-cell office:value-type="float" office:value="3.1479" calcext:value-type="float">
            <text:p>3.1479</text:p>
          </table:table-cell>
          <table:table-cell office:value-type="float" office:value="0.5693" calcext:value-type="float">
            <text:p>0.5693</text:p>
          </table:table-cell>
          <table:table-cell office:value-type="float" office:value="3.8768" calcext:value-type="float">
            <text:p>3.8768</text:p>
          </table:table-cell>
          <table:table-cell office:value-type="float" office:value="4.4585" calcext:value-type="float">
            <text:p>4.4585</text:p>
          </table:table-cell>
          <table:table-cell office:value-type="float" office:value="3.7372" calcext:value-type="float">
            <text:p>3.7372</text:p>
          </table:table-cell>
          <table:table-cell office:value-type="float" office:value="5.3438" calcext:value-type="float">
            <text:p>5.3438</text:p>
          </table:table-cell>
          <table:table-cell office:value-type="float" office:value="3.1603" calcext:value-type="float">
            <text:p>3.1603</text:p>
          </table:table-cell>
          <table:table-cell office:value-type="float" office:value="4.6734" calcext:value-type="float">
            <text:p>4.6734</text:p>
          </table:table-cell>
          <table:table-cell office:value-type="float" office:value="3.1198" calcext:value-type="float">
            <text:p>3.1198</text:p>
          </table:table-cell>
          <table:table-cell office:value-type="float" office:value="3.7843" calcext:value-type="float">
            <text:p>3.7843</text:p>
          </table:table-cell>
          <table:table-cell office:value-type="float" office:value="4.4" calcext:value-type="float">
            <text:p>4.4</text:p>
          </table:table-cell>
          <table:table-cell office:value-type="float" office:value="3.9621" calcext:value-type="float">
            <text:p>3.9621</text:p>
          </table:table-cell>
          <table:table-cell office:value-type="float" office:value="4.071" calcext:value-type="float">
            <text:p>4.0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office:value-type="float" office:value="3.3789" calcext:value-type="float">
            <text:p>3.3789</text:p>
          </table:table-cell>
          <table:table-cell office:value-type="float" office:value="4.1881" calcext:value-type="float">
            <text:p>4.1881</text:p>
          </table:table-cell>
          <table:table-cell office:value-type="float" office:value="4.0061" calcext:value-type="float">
            <text:p>4.0061</text:p>
          </table:table-cell>
          <table:table-cell office:value-type="float" office:value="3.0354" calcext:value-type="float">
            <text:p>3.0354</text:p>
          </table:table-cell>
          <table:table-cell office:value-type="float" office:value="0.9415" calcext:value-type="float">
            <text:p>0.9415</text:p>
          </table:table-cell>
          <table:table-cell office:value-type="float" office:value="2.5972" calcext:value-type="float">
            <text:p>2.5972</text:p>
          </table:table-cell>
          <table:table-cell office:value-type="float" office:value="3.2347" calcext:value-type="float">
            <text:p>3.2347</text:p>
          </table:table-cell>
          <table:table-cell office:value-type="float" office:value="0.5973" calcext:value-type="float">
            <text:p>0.5973</text:p>
          </table:table-cell>
          <table:table-cell office:value-type="float" office:value="3.8998" calcext:value-type="float">
            <text:p>3.8998</text:p>
          </table:table-cell>
          <table:table-cell office:value-type="float" office:value="4.4755" calcext:value-type="float">
            <text:p>4.4755</text:p>
          </table:table-cell>
          <table:table-cell office:value-type="float" office:value="3.8036" calcext:value-type="float">
            <text:p>3.8036</text:p>
          </table:table-cell>
          <table:table-cell office:value-type="float" office:value="5.4103" calcext:value-type="float">
            <text:p>5.4103</text:p>
          </table:table-cell>
          <table:table-cell office:value-type="float" office:value="3.1872" calcext:value-type="float">
            <text:p>3.1872</text:p>
          </table:table-cell>
          <table:table-cell office:value-type="float" office:value="5.2689" calcext:value-type="float">
            <text:p>5.2689</text:p>
          </table:table-cell>
          <table:table-cell office:value-type="float" office:value="3.2916" calcext:value-type="float">
            <text:p>3.2916</text:p>
          </table:table-cell>
          <table:table-cell office:value-type="float" office:value="3.7858" calcext:value-type="float">
            <text:p>3.7858</text:p>
          </table:table-cell>
          <table:table-cell office:value-type="float" office:value="4.3993" calcext:value-type="float">
            <text:p>4.3993</text:p>
          </table:table-cell>
          <table:table-cell office:value-type="float" office:value="4.07" calcext:value-type="float">
            <text:p>4.07</text:p>
          </table:table-cell>
          <table:table-cell office:value-type="float" office:value="4.188" calcext:value-type="float">
            <text:p>4.1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office:value-type="float" office:value="3.287" calcext:value-type="float">
            <text:p>3.287</text:p>
          </table:table-cell>
          <table:table-cell office:value-type="float" office:value="4.1882" calcext:value-type="float">
            <text:p>4.1882</text:p>
          </table:table-cell>
          <table:table-cell office:value-type="float" office:value="4.0062" calcext:value-type="float">
            <text:p>4.0062</text:p>
          </table:table-cell>
          <table:table-cell office:value-type="float" office:value="3.0335" calcext:value-type="float">
            <text:p>3.0335</text:p>
          </table:table-cell>
          <table:table-cell office:value-type="float" office:value="0.9406" calcext:value-type="float">
            <text:p>0.9406</text:p>
          </table:table-cell>
          <table:table-cell office:value-type="float" office:value="2.5564" calcext:value-type="float">
            <text:p>2.5564</text:p>
          </table:table-cell>
          <table:table-cell office:value-type="float" office:value="3.1812" calcext:value-type="float">
            <text:p>3.1812</text:p>
          </table:table-cell>
          <table:table-cell office:value-type="float" office:value="0.5966" calcext:value-type="float">
            <text:p>0.5966</text:p>
          </table:table-cell>
          <table:table-cell office:value-type="float" office:value="3.8995" calcext:value-type="float">
            <text:p>3.8995</text:p>
          </table:table-cell>
          <table:table-cell office:value-type="float" office:value="4.4754" calcext:value-type="float">
            <text:p>4.4754</text:p>
          </table:table-cell>
          <table:table-cell office:value-type="float" office:value="3.8035" calcext:value-type="float">
            <text:p>3.8035</text:p>
          </table:table-cell>
          <table:table-cell office:value-type="float" office:value="5.405" calcext:value-type="float">
            <text:p>5.405</text:p>
          </table:table-cell>
          <table:table-cell office:value-type="float" office:value="3.1805" calcext:value-type="float">
            <text:p>3.1805</text:p>
          </table:table-cell>
          <table:table-cell office:value-type="float" office:value="5.2678" calcext:value-type="float">
            <text:p>5.2678</text:p>
          </table:table-cell>
          <table:table-cell office:value-type="float" office:value="3.2908" calcext:value-type="float">
            <text:p>3.2908</text:p>
          </table:table-cell>
          <table:table-cell office:value-type="float" office:value="3.7863" calcext:value-type="float">
            <text:p>3.7863</text:p>
          </table:table-cell>
          <table:table-cell office:value-type="float" office:value="4.3993" calcext:value-type="float">
            <text:p>4.3993</text:p>
          </table:table-cell>
          <table:table-cell office:value-type="float" office:value="4.028" calcext:value-type="float">
            <text:p>4.028</text:p>
          </table:table-cell>
          <table:table-cell office:value-type="float" office:value="4.1818" calcext:value-type="float">
            <text:p>4.1818</text:p>
          </table:table-cell>
          <table:table-cell table:number-columns-repeated="2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相対性能</text:p>
          </table:table-cell>
          <table:table-cell office:value-type="string" calcext:value-type="string">
            <text:p>B(=A/A_BASE)</text:p>
          </table:table-cell>
          <table:table-cell/>
          <table:table-cell office:value-type="string" calcext:value-type="string">
            <text:p>AGGRESSIVE</text:p>
          </table:table-cell>
          <table:table-cell table:formula="of:=[.E9]/[.E$8]" office:value-type="float" office:value="0.946912749714821" calcext:value-type="float">
            <text:p>0.946912749714821</text:p>
          </table:table-cell>
          <table:table-cell table:formula="of:=[.F9]/[.F$8]" office:value-type="float" office:value="1.00600291775285" calcext:value-type="float">
            <text:p>1.00600291775285</text:p>
          </table:table-cell>
          <table:table-cell table:formula="of:=[.G9]/[.G$8]" office:value-type="float" office:value="0.990999077467774" calcext:value-type="float">
            <text:p>0.990999077467774</text:p>
          </table:table-cell>
          <table:table-cell table:formula="of:=[.H9]/[.H$8]" office:value-type="float" office:value="0.991703430565615" calcext:value-type="float">
            <text:p>0.991703430565615</text:p>
          </table:table-cell>
          <table:table-cell table:formula="of:=[.I9]/[.I$8]" office:value-type="float" office:value="0.978023144707506" calcext:value-type="float">
            <text:p>0.978023144707506</text:p>
          </table:table-cell>
          <table:table-cell table:formula="of:=[.J9]/[.J$8]" office:value-type="float" office:value="0.971055160484336" calcext:value-type="float">
            <text:p>0.971055160484336</text:p>
          </table:table-cell>
          <table:table-cell table:formula="of:=[.K9]/[.K$8]" office:value-type="float" office:value="0.952293078412391" calcext:value-type="float">
            <text:p>0.952293078412391</text:p>
          </table:table-cell>
          <table:table-cell table:formula="of:=[.L9]/[.L$8]" office:value-type="float" office:value="0.952325192372031" calcext:value-type="float">
            <text:p>0.952325192372031</text:p>
          </table:table-cell>
          <table:table-cell table:formula="of:=[.M9]/[.M$8]" office:value-type="float" office:value="1.00289735099338" calcext:value-type="float">
            <text:p>1.00289735099338</text:p>
          </table:table-cell>
          <table:table-cell table:formula="of:=[.N9]/[.N$8]" office:value-type="float" office:value="0.99791843860513" calcext:value-type="float">
            <text:p>0.99791843860513</text:p>
          </table:table-cell>
          <table:table-cell table:formula="of:=[.O9]/[.O$8]" office:value-type="float" office:value="0.972697222872908" calcext:value-type="float">
            <text:p>0.972697222872908</text:p>
          </table:table-cell>
          <table:table-cell table:formula="of:=[.P9]/[.P$8]" office:value-type="float" office:value="0.989720889744967" calcext:value-type="float">
            <text:p>0.989720889744967</text:p>
          </table:table-cell>
          <table:table-cell table:formula="of:=[.Q9]/[.Q$8]" office:value-type="float" office:value="0.981703528827038" calcext:value-type="float">
            <text:p>0.981703528827038</text:p>
          </table:table-cell>
          <table:table-cell table:formula="of:=[.R9]/[.R$8]" office:value-type="float" office:value="0.892381134237159" calcext:value-type="float">
            <text:p>0.892381134237159</text:p>
          </table:table-cell>
          <table:table-cell table:formula="of:=[.S9]/[.S$8]" office:value-type="float" office:value="0.948325126147486" calcext:value-type="float">
            <text:p>0.948325126147486</text:p>
          </table:table-cell>
          <table:table-cell table:formula="of:=[.T9]/[.T$8]" office:value-type="float" office:value="1.00018500898615" calcext:value-type="float">
            <text:p>1.00018500898615</text:p>
          </table:table-cell>
          <table:table-cell table:formula="of:=[.U9]/[.U$8]" office:value-type="float" office:value="1.00093268727678" calcext:value-type="float">
            <text:p>1.00093268727678</text:p>
          </table:table-cell>
          <table:table-cell table:formula="of:=[.V9]/[.V$8]" office:value-type="float" office:value="0.975550302851234" calcext:value-type="float">
            <text:p>0.975550302851234</text:p>
          </table:table-cell>
          <table:table-cell/>
          <table:table-cell table:formula="of:=GEOMEAN([.E14:.V14])" office:value-type="float" office:value="0.974687610155157" calcext:value-type="float">
            <text:p>0.97468761015515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[.E10]/[.E$8]" office:value-type="float" office:value="0.988300330515663" calcext:value-type="float">
            <text:p>0.988300330515663</text:p>
          </table:table-cell>
          <table:table-cell table:formula="of:=[.F10]/[.F$8]" office:value-type="float" office:value="1.00162628847488" calcext:value-type="float">
            <text:p>1.00162628847488</text:p>
          </table:table-cell>
          <table:table-cell table:formula="of:=[.G10]/[.G$8]" office:value-type="float" office:value="0.998853068042985" calcext:value-type="float">
            <text:p>0.998853068042985</text:p>
          </table:table-cell>
          <table:table-cell table:formula="of:=[.H10]/[.H$8]" office:value-type="float" office:value="0.999341542108382" calcext:value-type="float">
            <text:p>0.999341542108382</text:p>
          </table:table-cell>
          <table:table-cell table:formula="of:=[.I10]/[.I$8]" office:value-type="float" office:value="0.999575326467778" calcext:value-type="float">
            <text:p>0.999575326467778</text:p>
          </table:table-cell>
          <table:table-cell table:formula="of:=[.J10]/[.J$8]" office:value-type="float" office:value="0.998347107438016" calcext:value-type="float">
            <text:p>0.998347107438016</text:p>
          </table:table-cell>
          <table:table-cell table:formula="of:=[.K10]/[.K$8]" office:value-type="float" office:value="0.978551548886738" calcext:value-type="float">
            <text:p>0.978551548886738</text:p>
          </table:table-cell>
          <table:table-cell table:formula="of:=[.L10]/[.L$8]" office:value-type="float" office:value="0.999163599866176" calcext:value-type="float">
            <text:p>0.999163599866176</text:p>
          </table:table-cell>
          <table:table-cell table:formula="of:=[.M10]/[.M$8]" office:value-type="float" office:value="1.00884726821192" calcext:value-type="float">
            <text:p>1.00884726821192</text:p>
          </table:table-cell>
          <table:table-cell table:formula="of:=[.N10]/[.N$8]" office:value-type="float" office:value="1.00172344330543" calcext:value-type="float">
            <text:p>1.00172344330543</text:p>
          </table:table-cell>
          <table:table-cell table:formula="of:=[.O10]/[.O$8]" office:value-type="float" office:value="0.989979438327998" calcext:value-type="float">
            <text:p>0.989979438327998</text:p>
          </table:table-cell>
          <table:table-cell table:formula="of:=[.P10]/[.P$8]" office:value-type="float" office:value="1.00203730113163" calcext:value-type="float">
            <text:p>1.00203730113163</text:p>
          </table:table-cell>
          <table:table-cell table:formula="of:=[.Q10]/[.Q$8]" office:value-type="float" office:value="0.990059642147117" calcext:value-type="float">
            <text:p>0.990059642147117</text:p>
          </table:table-cell>
          <table:table-cell table:formula="of:=[.R10]/[.R$8]" office:value-type="float" office:value="1.00609127362994" calcext:value-type="float">
            <text:p>1.00609127362994</text:p>
          </table:table-cell>
          <table:table-cell table:formula="of:=[.S10]/[.S$8]" office:value-type="float" office:value="1.00054714572314" calcext:value-type="float">
            <text:p>1.00054714572314</text:p>
          </table:table-cell>
          <table:table-cell table:formula="of:=[.T10]/[.T$8]" office:value-type="float" office:value="1.00058145681362" calcext:value-type="float">
            <text:p>1.00058145681362</text:p>
          </table:table-cell>
          <table:table-cell table:formula="of:=[.U10]/[.U$8]" office:value-type="float" office:value="1.00077344798562" calcext:value-type="float">
            <text:p>1.00077344798562</text:p>
          </table:table-cell>
          <table:table-cell table:formula="of:=[.V10]/[.V$8]" office:value-type="float" office:value="1.0021174964298" calcext:value-type="float">
            <text:p>1.0021174964298</text:p>
          </table:table-cell>
          <table:table-cell/>
          <table:table-cell table:formula="of:=GEOMEAN([.E15:.V15])" office:value-type="float" office:value="0.99811546160851" calcext:value-type="float">
            <text:p>0.9981154616085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[.E11]/[.E$8]" office:value-type="float" office:value="0.961420339875398" calcext:value-type="float">
            <text:p>0.961420339875398</text:p>
          </table:table-cell>
          <table:table-cell table:formula="of:=[.F11]/[.F$8]" office:value-type="float" office:value="1.00165020448186" calcext:value-type="float">
            <text:p>1.00165020448186</text:p>
          </table:table-cell>
          <table:table-cell table:formula="of:=[.G11]/[.G$8]" office:value-type="float" office:value="0.998878001346398" calcext:value-type="float">
            <text:p>0.998878001346398</text:p>
          </table:table-cell>
          <table:table-cell table:formula="of:=[.H11]/[.H$8]" office:value-type="float" office:value="0.998716007111345" calcext:value-type="float">
            <text:p>0.998716007111345</text:p>
          </table:table-cell>
          <table:table-cell table:formula="of:=[.I11]/[.I$8]" office:value-type="float" office:value="0.998619811020278" calcext:value-type="float">
            <text:p>0.998619811020278</text:p>
          </table:table-cell>
          <table:table-cell table:formula="of:=[.J11]/[.J$8]" office:value-type="float" office:value="0.982663847780127" calcext:value-type="float">
            <text:p>0.982663847780127</text:p>
          </table:table-cell>
          <table:table-cell table:formula="of:=[.K11]/[.K$8]" office:value-type="float" office:value="0.962366892545982" calcext:value-type="float">
            <text:p>0.962366892545982</text:p>
          </table:table-cell>
          <table:table-cell table:formula="of:=[.L11]/[.L$8]" office:value-type="float" office:value="0.997992639678822" calcext:value-type="float">
            <text:p>0.997992639678822</text:p>
          </table:table-cell>
          <table:table-cell table:formula="of:=[.M11]/[.M$8]" office:value-type="float" office:value="1.00876966059603" calcext:value-type="float">
            <text:p>1.00876966059603</text:p>
          </table:table-cell>
          <table:table-cell table:formula="of:=[.N11]/[.N$8]" office:value-type="float" office:value="1.00170106092484" calcext:value-type="float">
            <text:p>1.00170106092484</text:p>
          </table:table-cell>
          <table:table-cell table:formula="of:=[.O11]/[.O$8]" office:value-type="float" office:value="0.989953410895083" calcext:value-type="float">
            <text:p>0.989953410895083</text:p>
          </table:table-cell>
          <table:table-cell table:formula="of:=[.P11]/[.P$8]" office:value-type="float" office:value="1.00105569240457" calcext:value-type="float">
            <text:p>1.00105569240457</text:p>
          </table:table-cell>
          <table:table-cell table:formula="of:=[.Q11]/[.Q$8]" office:value-type="float" office:value="0.98797837972167" calcext:value-type="float">
            <text:p>0.98797837972167</text:p>
          </table:table-cell>
          <table:table-cell table:formula="of:=[.R11]/[.R$8]" office:value-type="float" office:value="1.00588122971167" calcext:value-type="float">
            <text:p>1.00588122971167</text:p>
          </table:table-cell>
          <table:table-cell table:formula="of:=[.S11]/[.S$8]" office:value-type="float" office:value="1.00030396984619" calcext:value-type="float">
            <text:p>1.00030396984619</text:p>
          </table:table-cell>
          <table:table-cell table:formula="of:=[.T11]/[.T$8]" office:value-type="float" office:value="1.00071360608944" calcext:value-type="float">
            <text:p>1.00071360608944</text:p>
          </table:table-cell>
          <table:table-cell table:formula="of:=[.U11]/[.U$8]" office:value-type="float" office:value="1.00077344798562" calcext:value-type="float">
            <text:p>1.00077344798562</text:p>
          </table:table-cell>
          <table:table-cell table:formula="of:=[.V11]/[.V$8]" office:value-type="float" office:value="0.991776234795883" calcext:value-type="float">
            <text:p>0.991776234795883</text:p>
          </table:table-cell>
          <table:table-cell/>
          <table:table-cell table:formula="of:=GEOMEAN([.E16:.V16])" office:value-type="float" office:value="0.993871666020259" calcext:value-type="float">
            <text:p>0.993871666020259</text:p>
          </table:table-cell>
          <table:table-cell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4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  <table:table-cell/>
        </table:table-row>
        <table:table-row table:style-name="ro1">
          <table:table-cell office:value-type="string" calcext:value-type="string">
            <text:p>性能低下率</text:p>
          </table:table-cell>
          <table:table-cell office:value-type="string" calcext:value-type="string">
            <text:p>C(=(1-B)*100)</text:p>
          </table:table-cell>
          <table:table-cell/>
          <table:table-cell office:value-type="string" calcext:value-type="string">
            <text:p>AGGRESSIVE</text:p>
          </table:table-cell>
          <table:table-cell table:formula="of:=(1-[.E14])*100" office:value-type="float" office:value="5.30872502851794" calcext:value-type="float">
            <text:p>5.30872502851794</text:p>
          </table:table-cell>
          <table:table-cell table:formula="of:=(1-[.F14])*100" office:value-type="float" office:value="-0.6002917752852" calcext:value-type="float">
            <text:p>-0.6002917752852</text:p>
          </table:table-cell>
          <table:table-cell table:formula="of:=(1-[.G14])*100" office:value-type="float" office:value="0.900092253222629" calcext:value-type="float">
            <text:p>0.900092253222629</text:p>
          </table:table-cell>
          <table:table-cell table:formula="of:=(1-[.H14])*100" office:value-type="float" office:value="0.829656943438462" calcext:value-type="float">
            <text:p>0.829656943438462</text:p>
          </table:table-cell>
          <table:table-cell table:formula="of:=(1-[.I14])*100" office:value-type="float" office:value="2.19768552924939" calcext:value-type="float">
            <text:p>2.19768552924939</text:p>
          </table:table-cell>
          <table:table-cell table:formula="of:=(1-[.J14])*100" office:value-type="float" office:value="2.8944839515664" calcext:value-type="float">
            <text:p>2.8944839515664</text:p>
          </table:table-cell>
          <table:table-cell table:formula="of:=(1-[.K14])*100" office:value-type="float" office:value="4.77069215876089" calcext:value-type="float">
            <text:p>4.77069215876089</text:p>
          </table:table-cell>
          <table:table-cell table:formula="of:=(1-[.L14])*100" office:value-type="float" office:value="4.76748076279692" calcext:value-type="float">
            <text:p>4.76748076279692</text:p>
          </table:table-cell>
          <table:table-cell table:formula="of:=(1-[.M14])*100" office:value-type="float" office:value="-0.28973509933774" calcext:value-type="float">
            <text:p>-0.28973509933774</text:p>
          </table:table-cell>
          <table:table-cell table:formula="of:=(1-[.N14])*100" office:value-type="float" office:value="0.208156139487003" calcext:value-type="float">
            <text:p>0.208156139487003</text:p>
          </table:table-cell>
          <table:table-cell table:formula="of:=(1-[.O14])*100" office:value-type="float" office:value="2.73027771270921" calcext:value-type="float">
            <text:p>2.73027771270921</text:p>
          </table:table-cell>
          <table:table-cell table:formula="of:=(1-[.P14])*100" office:value-type="float" office:value="1.02791102550331" calcext:value-type="float">
            <text:p>1.02791102550331</text:p>
          </table:table-cell>
          <table:table-cell table:formula="of:=(1-[.Q14])*100" office:value-type="float" office:value="1.82964711729622" calcext:value-type="float">
            <text:p>1.82964711729622</text:p>
          </table:table-cell>
          <table:table-cell table:formula="of:=(1-[.R14])*100" office:value-type="float" office:value="10.7618865762841" calcext:value-type="float">
            <text:p>10.7618865762841</text:p>
          </table:table-cell>
          <table:table-cell table:formula="of:=(1-[.S14])*100" office:value-type="float" office:value="5.16748738525138" calcext:value-type="float">
            <text:p>5.16748738525138</text:p>
          </table:table-cell>
          <table:table-cell table:formula="of:=(1-[.T14])*100" office:value-type="float" office:value="-0.0185008986150814" calcext:value-type="float">
            <text:p>-0.018500898615082</text:p>
          </table:table-cell>
          <table:table-cell table:formula="of:=(1-[.U14])*100" office:value-type="float" office:value="-0.0932687276780753" calcext:value-type="float">
            <text:p>-0.093268727678075</text:p>
          </table:table-cell>
          <table:table-cell table:formula="of:=(1-[.V14])*100" office:value-type="float" office:value="2.44496971487664" calcext:value-type="float">
            <text:p>2.44496971487664</text:p>
          </table:table-cell>
          <table:table-cell/>
          <table:table-cell table:formula="of:=(1-[.X14])*100" office:value-type="float" office:value="2.53123898448427" calcext:value-type="float">
            <text:p>2.5312389844842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NSERVATIVE</text:p>
          </table:table-cell>
          <table:table-cell table:formula="of:=(1-[.E15])*100" office:value-type="float" office:value="1.16996694843371" calcext:value-type="float">
            <text:p>1.16996694843371</text:p>
          </table:table-cell>
          <table:table-cell table:formula="of:=(1-[.F15])*100" office:value-type="float" office:value="-0.162628847487634" calcext:value-type="float">
            <text:p>-0.162628847487634</text:p>
          </table:table-cell>
          <table:table-cell table:formula="of:=(1-[.G15])*100" office:value-type="float" office:value="0.114693195701499" calcext:value-type="float">
            <text:p>0.114693195701499</text:p>
          </table:table-cell>
          <table:table-cell table:formula="of:=(1-[.H15])*100" office:value-type="float" office:value="0.0658457891617781" calcext:value-type="float">
            <text:p>0.065845789161778</text:p>
          </table:table-cell>
          <table:table-cell table:formula="of:=(1-[.I15])*100" office:value-type="float" office:value="0.0424673532222197" calcext:value-type="float">
            <text:p>0.04246735322222</text:p>
          </table:table-cell>
          <table:table-cell table:formula="of:=(1-[.J15])*100" office:value-type="float" office:value="0.165289256198353" calcext:value-type="float">
            <text:p>0.165289256198353</text:p>
          </table:table-cell>
          <table:table-cell table:formula="of:=(1-[.K15])*100" office:value-type="float" office:value="2.14484511132623" calcext:value-type="float">
            <text:p>2.14484511132623</text:p>
          </table:table-cell>
          <table:table-cell table:formula="of:=(1-[.L15])*100" office:value-type="float" office:value="0.0836400133823911" calcext:value-type="float">
            <text:p>0.083640013382391</text:p>
          </table:table-cell>
          <table:table-cell table:formula="of:=(1-[.M15])*100" office:value-type="float" office:value="-0.88472682119205" calcext:value-type="float">
            <text:p>-0.88472682119205</text:p>
          </table:table-cell>
          <table:table-cell table:formula="of:=(1-[.N15])*100" office:value-type="float" office:value="-0.172344330542984" calcext:value-type="float">
            <text:p>-0.172344330542984</text:p>
          </table:table-cell>
          <table:table-cell table:formula="of:=(1-[.O15])*100" office:value-type="float" office:value="1.00205616720023" calcext:value-type="float">
            <text:p>1.00205616720023</text:p>
          </table:table-cell>
          <table:table-cell table:formula="of:=(1-[.P15])*100" office:value-type="float" office:value="-0.203730113162814" calcext:value-type="float">
            <text:p>-0.203730113162814</text:p>
          </table:table-cell>
          <table:table-cell table:formula="of:=(1-[.Q15])*100" office:value-type="float" office:value="0.994035785288272" calcext:value-type="float">
            <text:p>0.994035785288272</text:p>
          </table:table-cell>
          <table:table-cell table:formula="of:=(1-[.R15])*100" office:value-type="float" office:value="-0.609127362994077" calcext:value-type="float">
            <text:p>-0.609127362994077</text:p>
          </table:table-cell>
          <table:table-cell table:formula="of:=(1-[.S15])*100" office:value-type="float" office:value="-0.0547145723144293" calcext:value-type="float">
            <text:p>-0.054714572314429</text:p>
          </table:table-cell>
          <table:table-cell table:formula="of:=(1-[.T15])*100" office:value-type="float" office:value="-0.0581456813616654" calcext:value-type="float">
            <text:p>-0.058145681361666</text:p>
          </table:table-cell>
          <table:table-cell table:formula="of:=(1-[.U15])*100" office:value-type="float" office:value="-0.0773447985622955" calcext:value-type="float">
            <text:p>-0.077344798562296</text:p>
          </table:table-cell>
          <table:table-cell table:formula="of:=(1-[.V15])*100" office:value-type="float" office:value="-0.211749642980252" calcext:value-type="float">
            <text:p>-0.211749642980252</text:p>
          </table:table-cell>
          <table:table-cell/>
          <table:table-cell table:formula="of:=(1-[.X15])*100" office:value-type="float" office:value="0.188453839148972" calcext:value-type="float">
            <text:p>0.18845383914897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WITCH</text:p>
          </table:table-cell>
          <table:table-cell table:formula="of:=(1-[.E16])*100" office:value-type="float" office:value="3.85796601246015" calcext:value-type="float">
            <text:p>3.85796601246015</text:p>
          </table:table-cell>
          <table:table-cell table:formula="of:=(1-[.F16])*100" office:value-type="float" office:value="-0.16502044818596" calcext:value-type="float">
            <text:p>-0.16502044818596</text:p>
          </table:table-cell>
          <table:table-cell table:formula="of:=(1-[.G16])*100" office:value-type="float" office:value="0.112199865360163" calcext:value-type="float">
            <text:p>0.112199865360163</text:p>
          </table:table-cell>
          <table:table-cell table:formula="of:=(1-[.H16])*100" office:value-type="float" office:value="0.128399288865466" calcext:value-type="float">
            <text:p>0.128399288865466</text:p>
          </table:table-cell>
          <table:table-cell table:formula="of:=(1-[.I16])*100" office:value-type="float" office:value="0.138018897972192" calcext:value-type="float">
            <text:p>0.138018897972192</text:p>
          </table:table-cell>
          <table:table-cell table:formula="of:=(1-[.J16])*100" office:value-type="float" office:value="1.73361522198732" calcext:value-type="float">
            <text:p>1.73361522198732</text:p>
          </table:table-cell>
          <table:table-cell table:formula="of:=(1-[.K16])*100" office:value-type="float" office:value="3.76331074540175" calcext:value-type="float">
            <text:p>3.76331074540175</text:p>
          </table:table-cell>
          <table:table-cell table:formula="of:=(1-[.L16])*100" office:value-type="float" office:value="0.200736032117765" calcext:value-type="float">
            <text:p>0.200736032117765</text:p>
          </table:table-cell>
          <table:table-cell table:formula="of:=(1-[.M16])*100" office:value-type="float" office:value="-0.876966059602657" calcext:value-type="float">
            <text:p>-0.876966059602657</text:p>
          </table:table-cell>
          <table:table-cell table:formula="of:=(1-[.N16])*100" office:value-type="float" office:value="-0.170106092484001" calcext:value-type="float">
            <text:p>-0.170106092484001</text:p>
          </table:table-cell>
          <table:table-cell table:formula="of:=(1-[.O16])*100" office:value-type="float" office:value="1.00465891049166" calcext:value-type="float">
            <text:p>1.00465891049166</text:p>
          </table:table-cell>
          <table:table-cell table:formula="of:=(1-[.P16])*100" office:value-type="float" office:value="-0.105569240457104" calcext:value-type="float">
            <text:p>-0.105569240457104</text:p>
          </table:table-cell>
          <table:table-cell table:formula="of:=(1-[.Q16])*100" office:value-type="float" office:value="1.202162027833" calcext:value-type="float">
            <text:p>1.202162027833</text:p>
          </table:table-cell>
          <table:table-cell table:formula="of:=(1-[.R16])*100" office:value-type="float" office:value="-0.588122971166705" calcext:value-type="float">
            <text:p>-0.588122971166705</text:p>
          </table:table-cell>
          <table:table-cell table:formula="of:=(1-[.S16])*100" office:value-type="float" office:value="-0.0303969846191299" calcext:value-type="float">
            <text:p>-0.03039698461913</text:p>
          </table:table-cell>
          <table:table-cell table:formula="of:=(1-[.T16])*100" office:value-type="float" office:value="-0.0713606089438601" calcext:value-type="float">
            <text:p>-0.07136060894386</text:p>
          </table:table-cell>
          <table:table-cell table:formula="of:=(1-[.U16])*100" office:value-type="float" office:value="-0.0773447985622955" calcext:value-type="float">
            <text:p>-0.077344798562296</text:p>
          </table:table-cell>
          <table:table-cell table:formula="of:=(1-[.V16])*100" office:value-type="float" office:value="0.822376520411694" calcext:value-type="float">
            <text:p>0.822376520411694</text:p>
          </table:table-cell>
          <table:table-cell/>
          <table:table-cell table:formula="of:=(1-[.X16])*100" office:value-type="float" office:value="0.612833397974144" calcext:value-type="float">
            <text:p>0.612833397974144</text:p>
          </table:table-cell>
          <table:table-cell table:formula="of:=MAX([.E24:.V24])" office:value-type="float" office:value="3.85796601246015" calcext:value-type="float">
            <text:p>3.85796601246015</text:p>
          </table:table-cell>
        </table:table-row>
        <table:table-row table:style-name="ro1" table:number-rows-repeated="38"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office:value-type="string" calcext:value-type="string">
            <text:p>average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2374" calcext:value-type="float">
            <text:p>3.2374</text:p>
          </table:table-cell>
          <table:table-cell office:value-type="float" office:value="4.2064" calcext:value-type="float">
            <text:p>4.2064</text:p>
          </table:table-cell>
          <table:table-cell office:value-type="float" office:value="3.9746" calcext:value-type="float">
            <text:p>3.9746</text:p>
          </table:table-cell>
          <table:table-cell office:value-type="float" office:value="3.0122" calcext:value-type="float">
            <text:p>3.0122</text:p>
          </table:table-cell>
          <table:table-cell office:value-type="float" office:value="0.9212" calcext:value-type="float">
            <text:p>0.9212</text:p>
          </table:table-cell>
          <table:table-cell office:value-type="float" office:value="2.5262" calcext:value-type="float">
            <text:p>2.5262</text:p>
          </table:table-cell>
          <table:table-cell office:value-type="float" office:value="3.1479" calcext:value-type="float">
            <text:p>3.1479</text:p>
          </table:table-cell>
          <table:table-cell office:value-type="float" office:value="0.5693" calcext:value-type="float">
            <text:p>0.5693</text:p>
          </table:table-cell>
          <table:table-cell office:value-type="float" office:value="3.8768" calcext:value-type="float">
            <text:p>3.8768</text:p>
          </table:table-cell>
          <table:table-cell office:value-type="float" office:value="4.4585" calcext:value-type="float">
            <text:p>4.4585</text:p>
          </table:table-cell>
          <table:table-cell office:value-type="float" office:value="3.7372" calcext:value-type="float">
            <text:p>3.7372</text:p>
          </table:table-cell>
          <table:table-cell office:value-type="float" office:value="5.3438" calcext:value-type="float">
            <text:p>5.3438</text:p>
          </table:table-cell>
          <table:table-cell office:value-type="float" office:value="3.1603" calcext:value-type="float">
            <text:p>3.1603</text:p>
          </table:table-cell>
          <table:table-cell office:value-type="float" office:value="4.6734" calcext:value-type="float">
            <text:p>4.6734</text:p>
          </table:table-cell>
          <table:table-cell office:value-type="float" office:value="3.1198" calcext:value-type="float">
            <text:p>3.1198</text:p>
          </table:table-cell>
          <table:table-cell office:value-type="float" office:value="3.7843" calcext:value-type="float">
            <text:p>3.7843</text:p>
          </table:table-cell>
          <table:table-cell office:value-type="float" office:value="4.4" calcext:value-type="float">
            <text:p>4.4</text:p>
          </table:table-cell>
          <table:table-cell office:value-type="float" office:value="3.9621" calcext:value-type="float">
            <text:p>3.9621</text:p>
          </table:table-cell>
          <table:table-cell office:value-type="float" office:value="4.071" calcext:value-type="float">
            <text:p>4.0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3789" calcext:value-type="float">
            <text:p>3.3789</text:p>
          </table:table-cell>
          <table:table-cell office:value-type="float" office:value="4.1881" calcext:value-type="float">
            <text:p>4.1881</text:p>
          </table:table-cell>
          <table:table-cell office:value-type="float" office:value="4.0061" calcext:value-type="float">
            <text:p>4.0061</text:p>
          </table:table-cell>
          <table:table-cell office:value-type="float" office:value="3.0354" calcext:value-type="float">
            <text:p>3.0354</text:p>
          </table:table-cell>
          <table:table-cell office:value-type="float" office:value="0.9415" calcext:value-type="float">
            <text:p>0.9415</text:p>
          </table:table-cell>
          <table:table-cell office:value-type="float" office:value="2.5972" calcext:value-type="float">
            <text:p>2.5972</text:p>
          </table:table-cell>
          <table:table-cell office:value-type="float" office:value="3.2347" calcext:value-type="float">
            <text:p>3.2347</text:p>
          </table:table-cell>
          <table:table-cell office:value-type="float" office:value="0.5973" calcext:value-type="float">
            <text:p>0.5973</text:p>
          </table:table-cell>
          <table:table-cell office:value-type="float" office:value="3.8998" calcext:value-type="float">
            <text:p>3.8998</text:p>
          </table:table-cell>
          <table:table-cell office:value-type="float" office:value="4.4755" calcext:value-type="float">
            <text:p>4.4755</text:p>
          </table:table-cell>
          <table:table-cell office:value-type="float" office:value="3.8036" calcext:value-type="float">
            <text:p>3.8036</text:p>
          </table:table-cell>
          <table:table-cell office:value-type="float" office:value="5.4103" calcext:value-type="float">
            <text:p>5.4103</text:p>
          </table:table-cell>
          <table:table-cell office:value-type="float" office:value="3.1872" calcext:value-type="float">
            <text:p>3.1872</text:p>
          </table:table-cell>
          <table:table-cell office:value-type="float" office:value="5.2689" calcext:value-type="float">
            <text:p>5.2689</text:p>
          </table:table-cell>
          <table:table-cell office:value-type="float" office:value="3.2916" calcext:value-type="float">
            <text:p>3.2916</text:p>
          </table:table-cell>
          <table:table-cell office:value-type="float" office:value="3.7858" calcext:value-type="float">
            <text:p>3.7858</text:p>
          </table:table-cell>
          <table:table-cell office:value-type="float" office:value="4.3993" calcext:value-type="float">
            <text:p>4.3993</text:p>
          </table:table-cell>
          <table:table-cell office:value-type="float" office:value="4.07" calcext:value-type="float">
            <text:p>4.07</text:p>
          </table:table-cell>
          <table:table-cell office:value-type="float" office:value="4.188" calcext:value-type="float">
            <text:p>4.1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.287" calcext:value-type="float">
            <text:p>3.287</text:p>
          </table:table-cell>
          <table:table-cell office:value-type="float" office:value="4.1882" calcext:value-type="float">
            <text:p>4.1882</text:p>
          </table:table-cell>
          <table:table-cell office:value-type="float" office:value="4.0062" calcext:value-type="float">
            <text:p>4.0062</text:p>
          </table:table-cell>
          <table:table-cell office:value-type="float" office:value="3.0335" calcext:value-type="float">
            <text:p>3.0335</text:p>
          </table:table-cell>
          <table:table-cell office:value-type="float" office:value="0.9406" calcext:value-type="float">
            <text:p>0.9406</text:p>
          </table:table-cell>
          <table:table-cell office:value-type="float" office:value="2.5564" calcext:value-type="float">
            <text:p>2.5564</text:p>
          </table:table-cell>
          <table:table-cell office:value-type="float" office:value="3.1812" calcext:value-type="float">
            <text:p>3.1812</text:p>
          </table:table-cell>
          <table:table-cell office:value-type="float" office:value="0.5966" calcext:value-type="float">
            <text:p>0.5966</text:p>
          </table:table-cell>
          <table:table-cell office:value-type="float" office:value="3.8995" calcext:value-type="float">
            <text:p>3.8995</text:p>
          </table:table-cell>
          <table:table-cell office:value-type="float" office:value="4.4754" calcext:value-type="float">
            <text:p>4.4754</text:p>
          </table:table-cell>
          <table:table-cell office:value-type="float" office:value="3.8035" calcext:value-type="float">
            <text:p>3.8035</text:p>
          </table:table-cell>
          <table:table-cell office:value-type="float" office:value="5.405" calcext:value-type="float">
            <text:p>5.405</text:p>
          </table:table-cell>
          <table:table-cell office:value-type="float" office:value="3.1805" calcext:value-type="float">
            <text:p>3.1805</text:p>
          </table:table-cell>
          <table:table-cell office:value-type="float" office:value="5.2678" calcext:value-type="float">
            <text:p>5.2678</text:p>
          </table:table-cell>
          <table:table-cell office:value-type="float" office:value="3.2908" calcext:value-type="float">
            <text:p>3.2908</text:p>
          </table:table-cell>
          <table:table-cell office:value-type="float" office:value="3.7863" calcext:value-type="float">
            <text:p>3.7863</text:p>
          </table:table-cell>
          <table:table-cell office:value-type="float" office:value="4.3993" calcext:value-type="float">
            <text:p>4.3993</text:p>
          </table:table-cell>
          <table:table-cell office:value-type="float" office:value="4.028" calcext:value-type="float">
            <text:p>4.028</text:p>
          </table:table-cell>
          <table:table-cell office:value-type="float" office:value="4.1818" calcext:value-type="float">
            <text:p>4.1818</text:p>
          </table:table-cell>
          <table:table-cell table:number-columns-repeated="3"/>
        </table:table-row>
      </table:table>
      <table:table table:name="comp" table:style-name="ta1">
        <table:shapes>
          <draw:frame draw:z-index="0" draw:style-name="gr1" draw:text-style-name="P1" svg:width="210mm" svg:height="100mm" svg:x="88.88mm" svg:y="161.95mm">
            <draw:object draw:notify-on-update-of-ranges="comp.D29:comp.W29 comp.C30:comp.C30 comp.D30:comp.W30 comp.C31:comp.C31 comp.D31:comp.W31 comp.C32:comp.C32 comp.D32:comp.W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ない場合の比較回数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et segmentIQ_all_normal_comparison data from 1 to 4 ( INT )</text:p>
          </table:table-cell>
          <table:table-cell table:number-columns-repeated="8"/>
          <table:table-cell office:value-type="string" calcext:value-type="string">
            <text:p>get segmentIQ_all_normal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8654800000" calcext:value-type="float">
            <text:p>8.65E+09</text:p>
          </table:table-cell>
          <table:table-cell table:style-name="ce3" office:value-type="float" office:value="5748900000" calcext:value-type="float">
            <text:p>5.75E+09</text:p>
          </table:table-cell>
          <table:table-cell table:style-name="ce3" office:value-type="float" office:value="8716500000" calcext:value-type="float">
            <text:p>8.72E+09</text:p>
          </table:table-cell>
          <table:table-cell table:style-name="ce3" office:value-type="float" office:value="6360200000" calcext:value-type="float">
            <text:p>6.36E+09</text:p>
          </table:table-cell>
          <table:table-cell table:style-name="ce3" office:value-type="float" office:value="4664600000" calcext:value-type="float">
            <text:p>4.66E+09</text:p>
          </table:table-cell>
          <table:table-cell table:style-name="ce3" office:value-type="float" office:value="5088200000" calcext:value-type="float">
            <text:p>5.09E+09</text:p>
          </table:table-cell>
          <table:table-cell table:style-name="ce3" office:value-type="float" office:value="10905000000" calcext:value-type="float">
            <text:p>1.09E+10</text:p>
          </table:table-cell>
          <table:table-cell table:style-name="ce3" office:value-type="float" office:value="5764900000" calcext:value-type="float">
            <text:p>5.76E+09</text:p>
          </table:table-cell>
          <table:table-cell table:style-name="ce3" office:value-type="float" office:value="14555000000" calcext:value-type="float">
            <text:p>1.46E+10</text:p>
          </table:table-cell>
          <table:table-cell table:style-name="ce3" office:value-type="float" office:value="3371800000" calcext:value-type="float">
            <text:p>3.37E+09</text:p>
          </table:table-cell>
          <table:table-cell table:style-name="ce3" office:value-type="float" office:value="2981300000" calcext:value-type="float">
            <text:p>2.98E+09</text:p>
          </table:table-cell>
          <table:table-cell table:style-name="ce3" office:value-type="float" office:value="7223300000" calcext:value-type="float">
            <text:p>7.22E+09</text:p>
          </table:table-cell>
          <table:table-cell table:style-name="ce3" office:value-type="float" office:value="9544900000" calcext:value-type="float">
            <text:p>9.54E+09</text:p>
          </table:table-cell>
          <table:table-cell table:style-name="ce3" office:value-type="float" office:value="8602800000" calcext:value-type="float">
            <text:p>8.60E+09</text:p>
          </table:table-cell>
          <table:table-cell table:style-name="ce3" office:value-type="float" office:value="5313700000" calcext:value-type="float">
            <text:p>5.31E+09</text:p>
          </table:table-cell>
          <table:table-cell table:style-name="ce3" office:value-type="float" office:value="4950200000" calcext:value-type="float">
            <text:p>4.95E+09</text:p>
          </table:table-cell>
          <table:table-cell table:style-name="ce3" office:value-type="float" office:value="7412800000" calcext:value-type="float">
            <text:p>7.41E+09</text:p>
          </table:table-cell>
          <table:table-cell table:style-name="ce3" office:value-type="float" office:value="4731300000" calcext:value-type="float">
            <text:p>4.7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4593100000" calcext:value-type="float">
            <text:p>4.59E+09</text:p>
          </table:table-cell>
          <table:table-cell table:style-name="ce3" office:value-type="float" office:value="3323500000" calcext:value-type="float">
            <text:p>3.32E+09</text:p>
          </table:table-cell>
          <table:table-cell table:style-name="ce3" office:value-type="float" office:value="4665100000" calcext:value-type="float">
            <text:p>4.67E+09</text:p>
          </table:table-cell>
          <table:table-cell table:style-name="ce3" office:value-type="float" office:value="3834300000" calcext:value-type="float">
            <text:p>3.83E+09</text:p>
          </table:table-cell>
          <table:table-cell table:style-name="ce3" office:value-type="float" office:value="2866800000" calcext:value-type="float">
            <text:p>2.87E+09</text:p>
          </table:table-cell>
          <table:table-cell table:style-name="ce3" office:value-type="float" office:value="2782000000" calcext:value-type="float">
            <text:p>2.78E+09</text:p>
          </table:table-cell>
          <table:table-cell table:style-name="ce3" office:value-type="float" office:value="5670400000" calcext:value-type="float">
            <text:p>5.67E+09</text:p>
          </table:table-cell>
          <table:table-cell table:style-name="ce3" office:value-type="float" office:value="3506400000" calcext:value-type="float">
            <text:p>3.51E+09</text:p>
          </table:table-cell>
          <table:table-cell table:style-name="ce3" office:value-type="float" office:value="3962400000" calcext:value-type="float">
            <text:p>3.96E+09</text:p>
          </table:table-cell>
          <table:table-cell table:style-name="ce3" office:value-type="float" office:value="2782300000" calcext:value-type="float">
            <text:p>2.78E+09</text:p>
          </table:table-cell>
          <table:table-cell table:style-name="ce3" office:value-type="float" office:value="2650800000" calcext:value-type="float">
            <text:p>2.65E+09</text:p>
          </table:table-cell>
          <table:table-cell table:style-name="ce3" office:value-type="float" office:value="4298900000" calcext:value-type="float">
            <text:p>4.30E+09</text:p>
          </table:table-cell>
          <table:table-cell table:style-name="ce3" office:value-type="float" office:value="4544800000" calcext:value-type="float">
            <text:p>4.54E+09</text:p>
          </table:table-cell>
          <table:table-cell table:style-name="ce3" office:value-type="float" office:value="3561700000" calcext:value-type="float">
            <text:p>3.56E+09</text:p>
          </table:table-cell>
          <table:table-cell table:style-name="ce3" office:value-type="float" office:value="4508600000" calcext:value-type="float">
            <text:p>4.51E+09</text:p>
          </table:table-cell>
          <table:table-cell table:style-name="ce3" office:value-type="float" office:value="2438500000" calcext:value-type="float">
            <text:p>2.44E+09</text:p>
          </table:table-cell>
          <table:table-cell table:style-name="ce3" office:value-type="float" office:value="3755800000" calcext:value-type="float">
            <text:p>3.76E+09</text:p>
          </table:table-cell>
          <table:table-cell table:style-name="ce3" office:value-type="float" office:value="4059000000" calcext:value-type="float">
            <text:p>4.06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7491900000" calcext:value-type="float">
            <text:p>7.49E+09</text:p>
          </table:table-cell>
          <table:table-cell table:style-name="ce3" office:value-type="float" office:value="5212800000" calcext:value-type="float">
            <text:p>5.21E+09</text:p>
          </table:table-cell>
          <table:table-cell table:style-name="ce3" office:value-type="float" office:value="7559400000" calcext:value-type="float">
            <text:p>7.56E+09</text:p>
          </table:table-cell>
          <table:table-cell table:style-name="ce3" office:value-type="float" office:value="5857200000" calcext:value-type="float">
            <text:p>5.86E+09</text:p>
          </table:table-cell>
          <table:table-cell table:style-name="ce3" office:value-type="float" office:value="4243500000" calcext:value-type="float">
            <text:p>4.24E+09</text:p>
          </table:table-cell>
          <table:table-cell table:style-name="ce3" office:value-type="float" office:value="4600700000" calcext:value-type="float">
            <text:p>4.60E+09</text:p>
          </table:table-cell>
          <table:table-cell table:style-name="ce3" office:value-type="float" office:value="8941700000" calcext:value-type="float">
            <text:p>8.94E+09</text:p>
          </table:table-cell>
          <table:table-cell table:style-name="ce3" office:value-type="float" office:value="5158000000" calcext:value-type="float">
            <text:p>5.16E+09</text:p>
          </table:table-cell>
          <table:table-cell table:style-name="ce3" office:value-type="float" office:value="10616000000" calcext:value-type="float">
            <text:p>1.06E+10</text:p>
          </table:table-cell>
          <table:table-cell table:style-name="ce3" office:value-type="float" office:value="3079000000" calcext:value-type="float">
            <text:p>3.08E+09</text:p>
          </table:table-cell>
          <table:table-cell table:style-name="ce3" office:value-type="float" office:value="2927000000" calcext:value-type="float">
            <text:p>2.93E+09</text:p>
          </table:table-cell>
          <table:table-cell table:style-name="ce3" office:value-type="float" office:value="6325800000" calcext:value-type="float">
            <text:p>6.33E+09</text:p>
          </table:table-cell>
          <table:table-cell table:style-name="ce3" office:value-type="float" office:value="7499300000" calcext:value-type="float">
            <text:p>7.50E+09</text:p>
          </table:table-cell>
          <table:table-cell table:style-name="ce3" office:value-type="float" office:value="8222500000" calcext:value-type="float">
            <text:p>8.22E+09</text:p>
          </table:table-cell>
          <table:table-cell table:style-name="ce3" office:value-type="float" office:value="5173300000" calcext:value-type="float">
            <text:p>5.17E+09</text:p>
          </table:table-cell>
          <table:table-cell table:style-name="ce3" office:value-type="float" office:value="3762900000" calcext:value-type="float">
            <text:p>3.76E+09</text:p>
          </table:table-cell>
          <table:table-cell table:style-name="ce3" office:value-type="float" office:value="6677800000" calcext:value-type="float">
            <text:p>6.68E+09</text:p>
          </table:table-cell>
          <table:table-cell table:style-name="ce3" office:value-type="float" office:value="4623700000" calcext:value-type="float">
            <text:p>4.62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5651600000" calcext:value-type="float">
            <text:p>5.65E+09</text:p>
          </table:table-cell>
          <table:table-cell table:style-name="ce3" office:value-type="float" office:value="5208700000" calcext:value-type="float">
            <text:p>5.21E+09</text:p>
          </table:table-cell>
          <table:table-cell table:style-name="ce3" office:value-type="float" office:value="7351800000" calcext:value-type="float">
            <text:p>7.35E+09</text:p>
          </table:table-cell>
          <table:table-cell table:style-name="ce3" office:value-type="float" office:value="5843900000" calcext:value-type="float">
            <text:p>5.84E+09</text:p>
          </table:table-cell>
          <table:table-cell table:style-name="ce3" office:value-type="float" office:value="4118300000" calcext:value-type="float">
            <text:p>4.12E+09</text:p>
          </table:table-cell>
          <table:table-cell table:style-name="ce3" office:value-type="float" office:value="4072100000" calcext:value-type="float">
            <text:p>4.07E+09</text:p>
          </table:table-cell>
          <table:table-cell table:style-name="ce3" office:value-type="float" office:value="6525900000" calcext:value-type="float">
            <text:p>6.53E+09</text:p>
          </table:table-cell>
          <table:table-cell table:style-name="ce3" office:value-type="float" office:value="4794500000" calcext:value-type="float">
            <text:p>4.79E+09</text:p>
          </table:table-cell>
          <table:table-cell table:style-name="ce3" office:value-type="float" office:value="10611000000" calcext:value-type="float">
            <text:p>1.06E+10</text:p>
          </table:table-cell>
          <table:table-cell table:style-name="ce3" office:value-type="float" office:value="3079300000" calcext:value-type="float">
            <text:p>3.08E+09</text:p>
          </table:table-cell>
          <table:table-cell table:style-name="ce3" office:value-type="float" office:value="2925200000" calcext:value-type="float">
            <text:p>2.93E+09</text:p>
          </table:table-cell>
          <table:table-cell table:style-name="ce3" office:value-type="float" office:value="6192700000" calcext:value-type="float">
            <text:p>6.19E+09</text:p>
          </table:table-cell>
          <table:table-cell table:style-name="ce3" office:value-type="float" office:value="6765400000" calcext:value-type="float">
            <text:p>6.77E+09</text:p>
          </table:table-cell>
          <table:table-cell table:style-name="ce3" office:value-type="float" office:value="8217000000" calcext:value-type="float">
            <text:p>8.22E+09</text:p>
          </table:table-cell>
          <table:table-cell table:style-name="ce3" office:value-type="float" office:value="5171000000" calcext:value-type="float">
            <text:p>5.17E+09</text:p>
          </table:table-cell>
          <table:table-cell table:style-name="ce3" office:value-type="float" office:value="3748900000" calcext:value-type="float">
            <text:p>3.75E+09</text:p>
          </table:table-cell>
          <table:table-cell table:style-name="ce3" office:value-type="float" office:value="6682300000" calcext:value-type="float">
            <text:p>6.68E+09</text:p>
          </table:table-cell>
          <table:table-cell table:style-name="ce3" office:value-type="float" office:value="4400500000" calcext:value-type="float">
            <text:p>4.40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セグメント化した場合の比較回数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get segmentIQ_all_segment_comparison data from 1 to 4 ( INT )</text:p>
          </table:table-cell>
          <table:table-cell table:number-columns-repeated="8"/>
          <table:table-cell office:value-type="string" calcext:value-type="string">
            <text:p>get segmentIQ_all_segment_comparison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ASE</text:p>
          </table:table-cell>
          <table:table-cell table:style-name="ce3" office:value-type="float" office:value="2547800000" calcext:value-type="float">
            <text:p>2.55E+09</text:p>
          </table:table-cell>
          <table:table-cell table:style-name="ce3" office:value-type="float" office:value="1719300000" calcext:value-type="float">
            <text:p>1.72E+09</text:p>
          </table:table-cell>
          <table:table-cell table:style-name="ce3" office:value-type="float" office:value="2889400000" calcext:value-type="float">
            <text:p>2.89E+09</text:p>
          </table:table-cell>
          <table:table-cell table:style-name="ce3" office:value-type="float" office:value="2087400000" calcext:value-type="float">
            <text:p>2.09E+09</text:p>
          </table:table-cell>
          <table:table-cell table:style-name="ce3" office:value-type="float" office:value="1578900000" calcext:value-type="float">
            <text:p>1.58E+09</text:p>
          </table:table-cell>
          <table:table-cell table:style-name="ce3" office:value-type="float" office:value="1574000000" calcext:value-type="float">
            <text:p>1.57E+09</text:p>
          </table:table-cell>
          <table:table-cell table:style-name="ce3" office:value-type="float" office:value="3146400000" calcext:value-type="float">
            <text:p>3.15E+09</text:p>
          </table:table-cell>
          <table:table-cell table:style-name="ce3" office:value-type="float" office:value="1813300000" calcext:value-type="float">
            <text:p>1.81E+09</text:p>
          </table:table-cell>
          <table:table-cell table:style-name="ce3" office:value-type="float" office:value="3809900000" calcext:value-type="float">
            <text:p>3.81E+09</text:p>
          </table:table-cell>
          <table:table-cell table:style-name="ce3" office:value-type="float" office:value="992720000" calcext:value-type="float">
            <text:p>9.93E+08</text:p>
          </table:table-cell>
          <table:table-cell table:style-name="ce3" office:value-type="float" office:value="852910000" calcext:value-type="float">
            <text:p>8.53E+08</text:p>
          </table:table-cell>
          <table:table-cell table:style-name="ce3" office:value-type="float" office:value="2076200000" calcext:value-type="float">
            <text:p>2.08E+09</text:p>
          </table:table-cell>
          <table:table-cell table:style-name="ce3" office:value-type="float" office:value="3109800000" calcext:value-type="float">
            <text:p>3.11E+09</text:p>
          </table:table-cell>
          <table:table-cell table:style-name="ce3" office:value-type="float" office:value="2604200000" calcext:value-type="float">
            <text:p>2.60E+09</text:p>
          </table:table-cell>
          <table:table-cell table:style-name="ce3" office:value-type="float" office:value="1449600000" calcext:value-type="float">
            <text:p>1.45E+09</text:p>
          </table:table-cell>
          <table:table-cell table:style-name="ce3" office:value-type="float" office:value="1509800000" calcext:value-type="float">
            <text:p>1.51E+09</text:p>
          </table:table-cell>
          <table:table-cell table:style-name="ce3" office:value-type="float" office:value="2046100000" calcext:value-type="float">
            <text:p>2.05E+09</text:p>
          </table:table-cell>
          <table:table-cell table:style-name="ce3" office:value-type="float" office:value="1392400000" calcext:value-type="float">
            <text:p>1.39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style-name="ce3" office:value-type="float" office:value="1388800000" calcext:value-type="float">
            <text:p>1.39E+09</text:p>
          </table:table-cell>
          <table:table-cell table:style-name="ce3" office:value-type="float" office:value="574590000" calcext:value-type="float">
            <text:p>5.75E+08</text:p>
          </table:table-cell>
          <table:table-cell table:style-name="ce3" office:value-type="float" office:value="1276700000" calcext:value-type="float">
            <text:p>1.28E+09</text:p>
          </table:table-cell>
          <table:table-cell table:style-name="ce3" office:value-type="float" office:value="781460000" calcext:value-type="float">
            <text:p>7.81E+08</text:p>
          </table:table-cell>
          <table:table-cell table:style-name="ce3" office:value-type="float" office:value="662000000" calcext:value-type="float">
            <text:p>6.62E+08</text:p>
          </table:table-cell>
          <table:table-cell table:style-name="ce3" office:value-type="float" office:value="571890000" calcext:value-type="float">
            <text:p>5.72E+08</text:p>
          </table:table-cell>
          <table:table-cell table:style-name="ce3" office:value-type="float" office:value="1793500000" calcext:value-type="float">
            <text:p>1.79E+09</text:p>
          </table:table-cell>
          <table:table-cell table:style-name="ce3" office:value-type="float" office:value="754140000" calcext:value-type="float">
            <text:p>7.54E+08</text:p>
          </table:table-cell>
          <table:table-cell table:style-name="ce3" office:value-type="float" office:value="1325200000" calcext:value-type="float">
            <text:p>1.33E+09</text:p>
          </table:table-cell>
          <table:table-cell table:style-name="ce3" office:value-type="float" office:value="1000500000" calcext:value-type="float">
            <text:p>1.00E+09</text:p>
          </table:table-cell>
          <table:table-cell table:style-name="ce3" office:value-type="float" office:value="1000400000" calcext:value-type="float">
            <text:p>1.00E+09</text:p>
          </table:table-cell>
          <table:table-cell table:style-name="ce3" office:value-type="float" office:value="1157900000" calcext:value-type="float">
            <text:p>1.16E+09</text:p>
          </table:table-cell>
          <table:table-cell table:style-name="ce3" office:value-type="float" office:value="1575100000" calcext:value-type="float">
            <text:p>1.58E+09</text:p>
          </table:table-cell>
          <table:table-cell table:style-name="ce3" office:value-type="float" office:value="954000000" calcext:value-type="float">
            <text:p>9.54E+08</text:p>
          </table:table-cell>
          <table:table-cell table:style-name="ce3" office:value-type="float" office:value="1765100000" calcext:value-type="float">
            <text:p>1.77E+09</text:p>
          </table:table-cell>
          <table:table-cell table:style-name="ce3" office:value-type="float" office:value="579800000" calcext:value-type="float">
            <text:p>5.80E+08</text:p>
          </table:table-cell>
          <table:table-cell table:style-name="ce3" office:value-type="float" office:value="622400000" calcext:value-type="float">
            <text:p>6.22E+08</text:p>
          </table:table-cell>
          <table:table-cell table:style-name="ce3" office:value-type="float" office:value="1530500000" calcext:value-type="float">
            <text:p>1.53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style-name="ce3" office:value-type="float" office:value="3306700000" calcext:value-type="float">
            <text:p>3.31E+09</text:p>
          </table:table-cell>
          <table:table-cell table:style-name="ce3" office:value-type="float" office:value="2217600000" calcext:value-type="float">
            <text:p>2.22E+09</text:p>
          </table:table-cell>
          <table:table-cell table:style-name="ce3" office:value-type="float" office:value="3366800000" calcext:value-type="float">
            <text:p>3.37E+09</text:p>
          </table:table-cell>
          <table:table-cell table:style-name="ce3" office:value-type="float" office:value="2492600000" calcext:value-type="float">
            <text:p>2.49E+09</text:p>
          </table:table-cell>
          <table:table-cell table:style-name="ce3" office:value-type="float" office:value="1642300000" calcext:value-type="float">
            <text:p>1.64E+09</text:p>
          </table:table-cell>
          <table:table-cell table:style-name="ce3" office:value-type="float" office:value="1896300000" calcext:value-type="float">
            <text:p>1.90E+09</text:p>
          </table:table-cell>
          <table:table-cell table:style-name="ce3" office:value-type="float" office:value="3958500000" calcext:value-type="float">
            <text:p>3.96E+09</text:p>
          </table:table-cell>
          <table:table-cell table:style-name="ce3" office:value-type="float" office:value="1962600000" calcext:value-type="float">
            <text:p>1.96E+09</text:p>
          </table:table-cell>
          <table:table-cell table:style-name="ce3" office:value-type="float" office:value="5544400000" calcext:value-type="float">
            <text:p>5.54E+09</text:p>
          </table:table-cell>
          <table:table-cell table:style-name="ce3" office:value-type="float" office:value="1150900000" calcext:value-type="float">
            <text:p>1.15E+09</text:p>
          </table:table-cell>
          <table:table-cell table:style-name="ce3" office:value-type="float" office:value="1143100000" calcext:value-type="float">
            <text:p>1.14E+09</text:p>
          </table:table-cell>
          <table:table-cell table:style-name="ce3" office:value-type="float" office:value="2711000000" calcext:value-type="float">
            <text:p>2.71E+09</text:p>
          </table:table-cell>
          <table:table-cell table:style-name="ce3" office:value-type="float" office:value="3630100000" calcext:value-type="float">
            <text:p>3.63E+09</text:p>
          </table:table-cell>
          <table:table-cell table:style-name="ce3" office:value-type="float" office:value="3440600000" calcext:value-type="float">
            <text:p>3.44E+09</text:p>
          </table:table-cell>
          <table:table-cell table:style-name="ce3" office:value-type="float" office:value="2163500000" calcext:value-type="float">
            <text:p>2.16E+09</text:p>
          </table:table-cell>
          <table:table-cell table:style-name="ce3" office:value-type="float" office:value="1337600000" calcext:value-type="float">
            <text:p>1.34E+09</text:p>
          </table:table-cell>
          <table:table-cell table:style-name="ce3" office:value-type="float" office:value="3272100000" calcext:value-type="float">
            <text:p>3.27E+09</text:p>
          </table:table-cell>
          <table:table-cell table:style-name="ce3" office:value-type="float" office:value="1806600000" calcext:value-type="float">
            <text:p>1.81E+09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style-name="ce3" office:value-type="float" office:value="2091200000" calcext:value-type="float">
            <text:p>2.09E+09</text:p>
          </table:table-cell>
          <table:table-cell table:style-name="ce3" office:value-type="float" office:value="2213800000" calcext:value-type="float">
            <text:p>2.21E+09</text:p>
          </table:table-cell>
          <table:table-cell table:style-name="ce3" office:value-type="float" office:value="3217700000" calcext:value-type="float">
            <text:p>3.22E+09</text:p>
          </table:table-cell>
          <table:table-cell table:style-name="ce3" office:value-type="float" office:value="2481700000" calcext:value-type="float">
            <text:p>2.48E+09</text:p>
          </table:table-cell>
          <table:table-cell table:style-name="ce3" office:value-type="float" office:value="1554200000" calcext:value-type="float">
            <text:p>1.55E+09</text:p>
          </table:table-cell>
          <table:table-cell table:style-name="ce3" office:value-type="float" office:value="1510500000" calcext:value-type="float">
            <text:p>1.51E+09</text:p>
          </table:table-cell>
          <table:table-cell table:style-name="ce3" office:value-type="float" office:value="2361600000" calcext:value-type="float">
            <text:p>2.36E+09</text:p>
          </table:table-cell>
          <table:table-cell table:style-name="ce3" office:value-type="float" office:value="1698300000" calcext:value-type="float">
            <text:p>1.70E+09</text:p>
          </table:table-cell>
          <table:table-cell table:style-name="ce3" office:value-type="float" office:value="5541200000" calcext:value-type="float">
            <text:p>5.54E+09</text:p>
          </table:table-cell>
          <table:table-cell table:style-name="ce3" office:value-type="float" office:value="1151100000" calcext:value-type="float">
            <text:p>1.15E+09</text:p>
          </table:table-cell>
          <table:table-cell table:style-name="ce3" office:value-type="float" office:value="1142300000" calcext:value-type="float">
            <text:p>1.14E+09</text:p>
          </table:table-cell>
          <table:table-cell table:style-name="ce3" office:value-type="float" office:value="2595500000" calcext:value-type="float">
            <text:p>2.60E+09</text:p>
          </table:table-cell>
          <table:table-cell table:style-name="ce3" office:value-type="float" office:value="3126200000" calcext:value-type="float">
            <text:p>3.13E+09</text:p>
          </table:table-cell>
          <table:table-cell table:style-name="ce3" office:value-type="float" office:value="3435800000" calcext:value-type="float">
            <text:p>3.44E+09</text:p>
          </table:table-cell>
          <table:table-cell table:style-name="ce3" office:value-type="float" office:value="2162300000" calcext:value-type="float">
            <text:p>2.16E+09</text:p>
          </table:table-cell>
          <table:table-cell table:style-name="ce3" office:value-type="float" office:value="1329500000" calcext:value-type="float">
            <text:p>1.33E+09</text:p>
          </table:table-cell>
          <table:table-cell table:style-name="ce3" office:value-type="float" office:value="3277400000" calcext:value-type="float">
            <text:p>3.28E+09</text:p>
          </table:table-cell>
          <table:table-cell table:style-name="ce3" office:value-type="float" office:value="1697600000" calcext:value-type="float">
            <text:p>1.70E+09</text:p>
          </table:table-cell>
          <table:table-cell table:style-name="ce3"/>
          <table:table-cell/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相対タグ比較回数</text:p>
          </table:table-cell>
          <table:table-cell office:value-type="string" calcext:value-type="string">
            <text:p>C(=B/A_BASE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17]/[.D$7]" office:value-type="float" office:value="0.160465868650922" calcext:value-type="float">
            <text:p>0.160465868650922</text:p>
          </table:table-cell>
          <table:table-cell table:formula="of:=[.E17]/[.E$7]" office:value-type="float" office:value="0.0999478161039503" calcext:value-type="float">
            <text:p>0.09994781610395</text:p>
          </table:table-cell>
          <table:table-cell table:formula="of:=[.F17]/[.F$7]" office:value-type="float" office:value="0.14646933975793" calcext:value-type="float">
            <text:p>0.14646933975793</text:p>
          </table:table-cell>
          <table:table-cell table:formula="of:=[.G17]/[.G$7]" office:value-type="float" office:value="0.122867205433791" calcext:value-type="float">
            <text:p>0.122867205433791</text:p>
          </table:table-cell>
          <table:table-cell table:formula="of:=[.H17]/[.H$7]" office:value-type="float" office:value="0.141919993139819" calcext:value-type="float">
            <text:p>0.141919993139819</text:p>
          </table:table-cell>
          <table:table-cell table:formula="of:=[.I17]/[.I$7]" office:value-type="float" office:value="0.112395346094886" calcext:value-type="float">
            <text:p>0.112395346094886</text:p>
          </table:table-cell>
          <table:table-cell table:formula="of:=[.J17]/[.J$7]" office:value-type="float" office:value="0.164465841357176" calcext:value-type="float">
            <text:p>0.164465841357176</text:p>
          </table:table-cell>
          <table:table-cell table:formula="of:=[.K17]/[.K$7]" office:value-type="float" office:value="0.130815799059828" calcext:value-type="float">
            <text:p>0.130815799059828</text:p>
          </table:table-cell>
          <table:table-cell table:formula="of:=[.L17]/[.L$7]" office:value-type="float" office:value="0.0910477499141189" calcext:value-type="float">
            <text:p>0.091047749914119</text:p>
          </table:table-cell>
          <table:table-cell table:formula="of:=[.M17]/[.M$7]" office:value-type="float" office:value="0.296725784447476" calcext:value-type="float">
            <text:p>0.296725784447476</text:p>
          </table:table-cell>
          <table:table-cell table:formula="of:=[.N17]/[.N$7]" office:value-type="float" office:value="0.335558313487405" calcext:value-type="float">
            <text:p>0.335558313487405</text:p>
          </table:table-cell>
          <table:table-cell table:formula="of:=[.O17]/[.O$7]" office:value-type="float" office:value="0.160300693588803" calcext:value-type="float">
            <text:p>0.160300693588803</text:p>
          </table:table-cell>
          <table:table-cell table:formula="of:=[.P17]/[.P$7]" office:value-type="float" office:value="0.165020063070331" calcext:value-type="float">
            <text:p>0.165020063070331</text:p>
          </table:table-cell>
          <table:table-cell table:formula="of:=[.Q17]/[.Q$7]" office:value-type="float" office:value="0.110894127493374" calcext:value-type="float">
            <text:p>0.110894127493374</text:p>
          </table:table-cell>
          <table:table-cell table:formula="of:=[.R17]/[.R$7]" office:value-type="float" office:value="0.33217908425391" calcext:value-type="float">
            <text:p>0.33217908425391</text:p>
          </table:table-cell>
          <table:table-cell table:formula="of:=[.S17]/[.S$7]" office:value-type="float" office:value="0.117126580744212" calcext:value-type="float">
            <text:p>0.117126580744212</text:p>
          </table:table-cell>
          <table:table-cell table:formula="of:=[.T17]/[.T$7]" office:value-type="float" office:value="0.0839628750269804" calcext:value-type="float">
            <text:p>0.08396287502698</text:p>
          </table:table-cell>
          <table:table-cell table:formula="of:=[.U17]/[.U$7]" office:value-type="float" office:value="0.323484031872847" calcext:value-type="float">
            <text:p>0.323484031872847</text:p>
          </table:table-cell>
          <table:table-cell/>
          <table:table-cell table:formula="of:=GEOMEAN([.D24:.U24])" office:value-type="float" office:value="0.155369972659404" calcext:value-type="float">
            <text:p>0.155369972659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8]/[.D$7]" office:value-type="float" office:value="0.382065443453344" calcext:value-type="float">
            <text:p>0.382065443453344</text:p>
          </table:table-cell>
          <table:table-cell table:formula="of:=[.E18]/[.E$7]" office:value-type="float" office:value="0.385743359599228" calcext:value-type="float">
            <text:p>0.385743359599228</text:p>
          </table:table-cell>
          <table:table-cell table:formula="of:=[.F18]/[.F$7]" office:value-type="float" office:value="0.386255951356622" calcext:value-type="float">
            <text:p>0.386255951356622</text:p>
          </table:table-cell>
          <table:table-cell table:formula="of:=[.G18]/[.G$7]" office:value-type="float" office:value="0.391905914908336" calcext:value-type="float">
            <text:p>0.391905914908336</text:p>
          </table:table-cell>
          <table:table-cell table:formula="of:=[.H18]/[.H$7]" office:value-type="float" office:value="0.352077348540068" calcext:value-type="float">
            <text:p>0.352077348540068</text:p>
          </table:table-cell>
          <table:table-cell table:formula="of:=[.I18]/[.I$7]" office:value-type="float" office:value="0.372685822098188" calcext:value-type="float">
            <text:p>0.372685822098188</text:p>
          </table:table-cell>
          <table:table-cell table:formula="of:=[.J18]/[.J$7]" office:value-type="float" office:value="0.362998624484182" calcext:value-type="float">
            <text:p>0.362998624484182</text:p>
          </table:table-cell>
          <table:table-cell table:formula="of:=[.K18]/[.K$7]" office:value-type="float" office:value="0.340439556627175" calcext:value-type="float">
            <text:p>0.340439556627175</text:p>
          </table:table-cell>
          <table:table-cell table:formula="of:=[.L18]/[.L$7]" office:value-type="float" office:value="0.380927516317417" calcext:value-type="float">
            <text:p>0.380927516317417</text:p>
          </table:table-cell>
          <table:table-cell table:formula="of:=[.M18]/[.M$7]" office:value-type="float" office:value="0.3413310398007" calcext:value-type="float">
            <text:p>0.3413310398007</text:p>
          </table:table-cell>
          <table:table-cell table:formula="of:=[.N18]/[.N$7]" office:value-type="float" office:value="0.383423338811928" calcext:value-type="float">
            <text:p>0.383423338811928</text:p>
          </table:table-cell>
          <table:table-cell table:formula="of:=[.O18]/[.O$7]" office:value-type="float" office:value="0.375313222488336" calcext:value-type="float">
            <text:p>0.375313222488336</text:p>
          </table:table-cell>
          <table:table-cell table:formula="of:=[.P18]/[.P$7]" office:value-type="float" office:value="0.380318285157519" calcext:value-type="float">
            <text:p>0.380318285157519</text:p>
          </table:table-cell>
          <table:table-cell table:formula="of:=[.Q18]/[.Q$7]" office:value-type="float" office:value="0.39993955456363" calcext:value-type="float">
            <text:p>0.39993955456363</text:p>
          </table:table-cell>
          <table:table-cell table:formula="of:=[.R18]/[.R$7]" office:value-type="float" office:value="0.407155089673862" calcext:value-type="float">
            <text:p>0.407155089673862</text:p>
          </table:table-cell>
          <table:table-cell table:formula="of:=[.S18]/[.S$7]" office:value-type="float" office:value="0.270211304593754" calcext:value-type="float">
            <text:p>0.270211304593754</text:p>
          </table:table-cell>
          <table:table-cell table:formula="of:=[.T18]/[.T$7]" office:value-type="float" office:value="0.441412151953378" calcext:value-type="float">
            <text:p>0.441412151953378</text:p>
          </table:table-cell>
          <table:table-cell table:formula="of:=[.U18]/[.U$7]" office:value-type="float" office:value="0.381840086234227" calcext:value-type="float">
            <text:p>0.381840086234227</text:p>
          </table:table-cell>
          <table:table-cell/>
          <table:table-cell table:formula="of:=GEOMEAN([.D25:.U25])" office:value-type="float" office:value="0.37252704154269" calcext:value-type="float">
            <text:p>0.372527041542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9]/[.D$7]" office:value-type="float" office:value="0.241623145537736" calcext:value-type="float">
            <text:p>0.241623145537736</text:p>
          </table:table-cell>
          <table:table-cell table:formula="of:=[.E19]/[.E$7]" office:value-type="float" office:value="0.385082363582598" calcext:value-type="float">
            <text:p>0.385082363582598</text:p>
          </table:table-cell>
          <table:table-cell table:formula="of:=[.F19]/[.F$7]" office:value-type="float" office:value="0.369150461767911" calcext:value-type="float">
            <text:p>0.369150461767911</text:p>
          </table:table-cell>
          <table:table-cell table:formula="of:=[.G19]/[.G$7]" office:value-type="float" office:value="0.390192132322883" calcext:value-type="float">
            <text:p>0.390192132322883</text:p>
          </table:table-cell>
          <table:table-cell table:formula="of:=[.H19]/[.H$7]" office:value-type="float" office:value="0.33319041289714" calcext:value-type="float">
            <text:p>0.33319041289714</text:p>
          </table:table-cell>
          <table:table-cell table:formula="of:=[.I19]/[.I$7]" office:value-type="float" office:value="0.296863330843913" calcext:value-type="float">
            <text:p>0.296863330843913</text:p>
          </table:table-cell>
          <table:table-cell table:formula="of:=[.J19]/[.J$7]" office:value-type="float" office:value="0.21656121045392" calcext:value-type="float">
            <text:p>0.21656121045392</text:p>
          </table:table-cell>
          <table:table-cell table:formula="of:=[.K19]/[.K$7]" office:value-type="float" office:value="0.294593141251366" calcext:value-type="float">
            <text:p>0.294593141251366</text:p>
          </table:table-cell>
          <table:table-cell table:formula="of:=[.L19]/[.L$7]" office:value-type="float" office:value="0.380707660597733" calcext:value-type="float">
            <text:p>0.380707660597733</text:p>
          </table:table-cell>
          <table:table-cell table:formula="of:=[.M19]/[.M$7]" office:value-type="float" office:value="0.34139035529984" calcext:value-type="float">
            <text:p>0.34139035529984</text:p>
          </table:table-cell>
          <table:table-cell table:formula="of:=[.N19]/[.N$7]" office:value-type="float" office:value="0.383154999496864" calcext:value-type="float">
            <text:p>0.383154999496864</text:p>
          </table:table-cell>
          <table:table-cell table:formula="of:=[.O19]/[.O$7]" office:value-type="float" office:value="0.359323300984315" calcext:value-type="float">
            <text:p>0.359323300984315</text:p>
          </table:table-cell>
          <table:table-cell table:formula="of:=[.P19]/[.P$7]" office:value-type="float" office:value="0.327525694349862" calcext:value-type="float">
            <text:p>0.327525694349862</text:p>
          </table:table-cell>
          <table:table-cell table:formula="of:=[.Q19]/[.Q$7]" office:value-type="float" office:value="0.39938159668945" calcext:value-type="float">
            <text:p>0.39938159668945</text:p>
          </table:table-cell>
          <table:table-cell table:formula="of:=[.R19]/[.R$7]" office:value-type="float" office:value="0.406929258332236" calcext:value-type="float">
            <text:p>0.406929258332236</text:p>
          </table:table-cell>
          <table:table-cell table:formula="of:=[.S19]/[.S$7]" office:value-type="float" office:value="0.268575007070421" calcext:value-type="float">
            <text:p>0.268575007070421</text:p>
          </table:table-cell>
          <table:table-cell table:formula="of:=[.T19]/[.T$7]" office:value-type="float" office:value="0.442127131448306" calcext:value-type="float">
            <text:p>0.442127131448306</text:p>
          </table:table-cell>
          <table:table-cell table:formula="of:=[.U19]/[.U$7]" office:value-type="float" office:value="0.358802020586308" calcext:value-type="float">
            <text:p>0.358802020586308</text:p>
          </table:table-cell>
          <table:table-cell/>
          <table:table-cell table:formula="of:=GEOMEAN([.D26:.U26])" office:value-type="float" office:value="0.338651287801254" calcext:value-type="float">
            <text:p>0.338651287801254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相対タグ比較回数(%)</text:p>
          </table:table-cell>
          <table:table-cell office:value-type="string" calcext:value-type="string">
            <text:p>D(=C*100)</text:p>
          </table:table-cell>
          <table:table-cell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G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24]*100" office:value-type="float" office:value="16.0465868650922" calcext:value-type="float">
            <text:p>16.0465868650922</text:p>
          </table:table-cell>
          <table:table-cell table:formula="of:=[.E24]*100" office:value-type="float" office:value="9.99478161039503" calcext:value-type="float">
            <text:p>9.99478161039503</text:p>
          </table:table-cell>
          <table:table-cell table:formula="of:=[.F24]*100" office:value-type="float" office:value="14.646933975793" calcext:value-type="float">
            <text:p>14.646933975793</text:p>
          </table:table-cell>
          <table:table-cell table:formula="of:=[.G24]*100" office:value-type="float" office:value="12.2867205433791" calcext:value-type="float">
            <text:p>12.2867205433791</text:p>
          </table:table-cell>
          <table:table-cell table:formula="of:=[.H24]*100" office:value-type="float" office:value="14.1919993139819" calcext:value-type="float">
            <text:p>14.1919993139819</text:p>
          </table:table-cell>
          <table:table-cell table:formula="of:=[.I24]*100" office:value-type="float" office:value="11.2395346094886" calcext:value-type="float">
            <text:p>11.2395346094886</text:p>
          </table:table-cell>
          <table:table-cell table:formula="of:=[.J24]*100" office:value-type="float" office:value="16.4465841357176" calcext:value-type="float">
            <text:p>16.4465841357176</text:p>
          </table:table-cell>
          <table:table-cell table:formula="of:=[.K24]*100" office:value-type="float" office:value="13.0815799059828" calcext:value-type="float">
            <text:p>13.0815799059828</text:p>
          </table:table-cell>
          <table:table-cell table:formula="of:=[.L24]*100" office:value-type="float" office:value="9.10477499141189" calcext:value-type="float">
            <text:p>9.10477499141189</text:p>
          </table:table-cell>
          <table:table-cell table:formula="of:=[.M24]*100" office:value-type="float" office:value="29.6725784447476" calcext:value-type="float">
            <text:p>29.6725784447476</text:p>
          </table:table-cell>
          <table:table-cell table:formula="of:=[.N24]*100" office:value-type="float" office:value="33.5558313487405" calcext:value-type="float">
            <text:p>33.5558313487405</text:p>
          </table:table-cell>
          <table:table-cell table:formula="of:=[.O24]*100" office:value-type="float" office:value="16.0300693588803" calcext:value-type="float">
            <text:p>16.0300693588803</text:p>
          </table:table-cell>
          <table:table-cell table:formula="of:=[.P24]*100" office:value-type="float" office:value="16.5020063070331" calcext:value-type="float">
            <text:p>16.5020063070331</text:p>
          </table:table-cell>
          <table:table-cell table:formula="of:=[.Q24]*100" office:value-type="float" office:value="11.0894127493374" calcext:value-type="float">
            <text:p>11.0894127493374</text:p>
          </table:table-cell>
          <table:table-cell table:formula="of:=[.R24]*100" office:value-type="float" office:value="33.217908425391" calcext:value-type="float">
            <text:p>33.217908425391</text:p>
          </table:table-cell>
          <table:table-cell table:formula="of:=[.S24]*100" office:value-type="float" office:value="11.7126580744212" calcext:value-type="float">
            <text:p>11.7126580744212</text:p>
          </table:table-cell>
          <table:table-cell table:formula="of:=[.T24]*100" office:value-type="float" office:value="8.39628750269804" calcext:value-type="float">
            <text:p>8.39628750269804</text:p>
          </table:table-cell>
          <table:table-cell table:formula="of:=[.U24]*100" office:value-type="float" office:value="32.3484031872847" calcext:value-type="float">
            <text:p>32.3484031872847</text:p>
          </table:table-cell>
          <table:table-cell/>
          <table:table-cell table:formula="of:=[.W24]*100" office:value-type="float" office:value="15.5369972659404" calcext:value-type="float">
            <text:p>15.53699726594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25]*100" office:value-type="float" office:value="38.2065443453344" calcext:value-type="float">
            <text:p>38.2065443453344</text:p>
          </table:table-cell>
          <table:table-cell table:formula="of:=[.E25]*100" office:value-type="float" office:value="38.5743359599228" calcext:value-type="float">
            <text:p>38.5743359599228</text:p>
          </table:table-cell>
          <table:table-cell table:formula="of:=[.F25]*100" office:value-type="float" office:value="38.6255951356623" calcext:value-type="float">
            <text:p>38.6255951356623</text:p>
          </table:table-cell>
          <table:table-cell table:formula="of:=[.G25]*100" office:value-type="float" office:value="39.1905914908336" calcext:value-type="float">
            <text:p>39.1905914908336</text:p>
          </table:table-cell>
          <table:table-cell table:formula="of:=[.H25]*100" office:value-type="float" office:value="35.2077348540068" calcext:value-type="float">
            <text:p>35.2077348540068</text:p>
          </table:table-cell>
          <table:table-cell table:formula="of:=[.I25]*100" office:value-type="float" office:value="37.2685822098188" calcext:value-type="float">
            <text:p>37.2685822098188</text:p>
          </table:table-cell>
          <table:table-cell table:formula="of:=[.J25]*100" office:value-type="float" office:value="36.2998624484182" calcext:value-type="float">
            <text:p>36.2998624484182</text:p>
          </table:table-cell>
          <table:table-cell table:formula="of:=[.K25]*100" office:value-type="float" office:value="34.0439556627175" calcext:value-type="float">
            <text:p>34.0439556627175</text:p>
          </table:table-cell>
          <table:table-cell table:formula="of:=[.L25]*100" office:value-type="float" office:value="38.0927516317417" calcext:value-type="float">
            <text:p>38.0927516317417</text:p>
          </table:table-cell>
          <table:table-cell table:formula="of:=[.M25]*100" office:value-type="float" office:value="34.13310398007" calcext:value-type="float">
            <text:p>34.13310398007</text:p>
          </table:table-cell>
          <table:table-cell table:formula="of:=[.N25]*100" office:value-type="float" office:value="38.3423338811928" calcext:value-type="float">
            <text:p>38.3423338811928</text:p>
          </table:table-cell>
          <table:table-cell table:formula="of:=[.O25]*100" office:value-type="float" office:value="37.5313222488336" calcext:value-type="float">
            <text:p>37.5313222488336</text:p>
          </table:table-cell>
          <table:table-cell table:formula="of:=[.P25]*100" office:value-type="float" office:value="38.0318285157519" calcext:value-type="float">
            <text:p>38.0318285157519</text:p>
          </table:table-cell>
          <table:table-cell table:formula="of:=[.Q25]*100" office:value-type="float" office:value="39.993955456363" calcext:value-type="float">
            <text:p>39.993955456363</text:p>
          </table:table-cell>
          <table:table-cell table:formula="of:=[.R25]*100" office:value-type="float" office:value="40.7155089673862" calcext:value-type="float">
            <text:p>40.7155089673862</text:p>
          </table:table-cell>
          <table:table-cell table:formula="of:=[.S25]*100" office:value-type="float" office:value="27.0211304593754" calcext:value-type="float">
            <text:p>27.0211304593754</text:p>
          </table:table-cell>
          <table:table-cell table:formula="of:=[.T25]*100" office:value-type="float" office:value="44.1412151953378" calcext:value-type="float">
            <text:p>44.1412151953378</text:p>
          </table:table-cell>
          <table:table-cell table:formula="of:=[.U25]*100" office:value-type="float" office:value="38.1840086234227" calcext:value-type="float">
            <text:p>38.1840086234227</text:p>
          </table:table-cell>
          <table:table-cell/>
          <table:table-cell table:formula="of:=[.W25]*100" office:value-type="float" office:value="37.252704154269" calcext:value-type="float">
            <text:p>37.25270415426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26]*100" office:value-type="float" office:value="24.1623145537736" calcext:value-type="float">
            <text:p>24.1623145537736</text:p>
          </table:table-cell>
          <table:table-cell table:formula="of:=[.E26]*100" office:value-type="float" office:value="38.5082363582598" calcext:value-type="float">
            <text:p>38.5082363582598</text:p>
          </table:table-cell>
          <table:table-cell table:formula="of:=[.F26]*100" office:value-type="float" office:value="36.9150461767911" calcext:value-type="float">
            <text:p>36.9150461767911</text:p>
          </table:table-cell>
          <table:table-cell table:formula="of:=[.G26]*100" office:value-type="float" office:value="39.0192132322883" calcext:value-type="float">
            <text:p>39.0192132322883</text:p>
          </table:table-cell>
          <table:table-cell table:formula="of:=[.H26]*100" office:value-type="float" office:value="33.319041289714" calcext:value-type="float">
            <text:p>33.319041289714</text:p>
          </table:table-cell>
          <table:table-cell table:formula="of:=[.I26]*100" office:value-type="float" office:value="29.6863330843913" calcext:value-type="float">
            <text:p>29.6863330843913</text:p>
          </table:table-cell>
          <table:table-cell table:formula="of:=[.J26]*100" office:value-type="float" office:value="21.656121045392" calcext:value-type="float">
            <text:p>21.656121045392</text:p>
          </table:table-cell>
          <table:table-cell table:formula="of:=[.K26]*100" office:value-type="float" office:value="29.4593141251366" calcext:value-type="float">
            <text:p>29.4593141251366</text:p>
          </table:table-cell>
          <table:table-cell table:formula="of:=[.L26]*100" office:value-type="float" office:value="38.0707660597733" calcext:value-type="float">
            <text:p>38.0707660597733</text:p>
          </table:table-cell>
          <table:table-cell table:formula="of:=[.M26]*100" office:value-type="float" office:value="34.139035529984" calcext:value-type="float">
            <text:p>34.139035529984</text:p>
          </table:table-cell>
          <table:table-cell table:formula="of:=[.N26]*100" office:value-type="float" office:value="38.3154999496864" calcext:value-type="float">
            <text:p>38.3154999496864</text:p>
          </table:table-cell>
          <table:table-cell table:formula="of:=[.O26]*100" office:value-type="float" office:value="35.9323300984315" calcext:value-type="float">
            <text:p>35.9323300984315</text:p>
          </table:table-cell>
          <table:table-cell table:formula="of:=[.P26]*100" office:value-type="float" office:value="32.7525694349862" calcext:value-type="float">
            <text:p>32.7525694349862</text:p>
          </table:table-cell>
          <table:table-cell table:formula="of:=[.Q26]*100" office:value-type="float" office:value="39.938159668945" calcext:value-type="float">
            <text:p>39.938159668945</text:p>
          </table:table-cell>
          <table:table-cell table:formula="of:=[.R26]*100" office:value-type="float" office:value="40.6929258332236" calcext:value-type="float">
            <text:p>40.6929258332236</text:p>
          </table:table-cell>
          <table:table-cell table:formula="of:=[.S26]*100" office:value-type="float" office:value="26.8575007070421" calcext:value-type="float">
            <text:p>26.8575007070421</text:p>
          </table:table-cell>
          <table:table-cell table:formula="of:=[.T26]*100" office:value-type="float" office:value="44.2127131448306" calcext:value-type="float">
            <text:p>44.2127131448306</text:p>
          </table:table-cell>
          <table:table-cell table:formula="of:=[.U26]*100" office:value-type="float" office:value="35.8802020586308" calcext:value-type="float">
            <text:p>35.8802020586308</text:p>
          </table:table-cell>
          <table:table-cell/>
          <table:table-cell table:formula="of:=[.W26]*100" office:value-type="float" office:value="33.8651287801254" calcext:value-type="float">
            <text:p>33.8651287801254</text:p>
          </table:table-cell>
        </table:table-row>
        <table:table-row table:style-name="ro1" table:number-rows-repeated="36">
          <table:table-cell table:number-columns-repeated="23"/>
        </table:table-row>
        <table:table-row table:style-name="ro1" table:number-rows-repeated="2">
          <table:table-cell table:number-columns-repeated="21"/>
          <table:table-cell table:style-name="ce3"/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get segmentIQ_all_segment_comparison data from 5 to 7 ( INT )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eepsjeng </text:p>
          </table:table-cell>
          <table:table-cell office:value-type="string" calcext:value-type="string">
            <text:p>exchange2 </text:p>
          </table:table-cell>
          <table:table-cell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office:value-type="string" calcext:value-type="string">
            <text:p>xalancbmk </text:p>
          </table:table-cell>
          <table:table-cell office:value-type="string" calcext:value-type="string">
            <text:p>xz </text:p>
          </table:table-cell>
          <table:table-cell office:value-type="string" calcext:value-type="string">
            <text:p>bwaves </text:p>
          </table:table-cell>
          <table:table-cell office:value-type="string" calcext:value-type="string">
            <text:p>cactuBSSN </text:p>
          </table:table-cell>
          <table:table-cell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office:value-type="string" calcext:value-type="string">
            <text:p>imagick </text:p>
          </table:table-cell>
          <table:table-cell office:value-type="string" calcext:value-type="string">
            <text:p>lbm </text:p>
          </table:table-cell>
          <table:table-cell office:value-type="string" calcext:value-type="string">
            <text:p>nab </text:p>
          </table:table-cell>
          <table:table-cell office:value-type="string" calcext:value-type="string">
            <text:p>pop2 </text:p>
          </table:table-cell>
          <table:table-cell office:value-type="string" calcext:value-type="string">
            <text:p>roms </text:p>
          </table:table-cell>
          <table:table-cell table:number-columns-repeated="4"/>
        </table:table-row>
        <table:table-row table:style-name="ro1" table:number-rows-repeated="3">
          <table:table-cell table:number-columns-repeated="19"/>
          <table:table-cell table:style-name="ce3"/>
          <table:table-cell table:number-columns-repeated="3"/>
        </table:table-row>
        <table:table-row table:style-name="ro1">
          <table:table-cell/>
          <table:table-cell office:value-type="string" calcext:value-type="string">
            <text:p>get segmentIQ_all_segment_comparison data from 5 to 7 ( FP )</text:p>
          </table:table-cell>
          <table:table-cell table:number-columns-repeated="21"/>
        </table:table-row>
      </table:table>
      <table:table table:name="occupancy" table:style-name="ta1">
        <table:shapes>
          <draw:frame draw:z-index="0" draw:style-name="gr1" draw:text-style-name="P1" svg:width="210mm" svg:height="100mm" svg:x="46.94mm" svg:y="116.8mm">
            <draw:object draw:notify-on-update-of-ranges="occupancy.D14:occupancy.W14 occupancy.C15:occupancy.C15 occupancy.D15:occupancy.W15 occupancy.C16:occupancy.C16 occupancy.D16:occupancy.W16 occupancy.C17:occupancy.C17 occupancy.D17:occupancy.W17 occupancy.C18:occupancy.C18 occupancy.D18:occupancy.W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Qサイズ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9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get res_occupancy data from 1 to 4 ( INT )</text:p>
          </table:table-cell>
          <table:table-cell table:number-columns-repeated="8"/>
          <table:table-cell office:value-type="string" calcext:value-type="string">
            <text:p>get res_occupancy data from 1 to 4 ( FP )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占有エントリ数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ASE</text:p>
          </table:table-cell>
          <table:table-cell office:value-type="float" office:value="95.784" calcext:value-type="float">
            <text:p>95.784</text:p>
          </table:table-cell>
          <table:table-cell office:value-type="float" office:value="99.853" calcext:value-type="float">
            <text:p>99.853</text:p>
          </table:table-cell>
          <table:table-cell office:value-type="float" office:value="107.38" calcext:value-type="float">
            <text:p>107.38</text:p>
          </table:table-cell>
          <table:table-cell office:value-type="float" office:value="81.575" calcext:value-type="float">
            <text:p>81.575</text:p>
          </table:table-cell>
          <table:table-cell office:value-type="float" office:value="58.476" calcext:value-type="float">
            <text:p>58.476</text:p>
          </table:table-cell>
          <table:table-cell office:value-type="float" office:value="73.297" calcext:value-type="float">
            <text:p>73.297</text:p>
          </table:table-cell>
          <table:table-cell office:value-type="float" office:value="102.38" calcext:value-type="float">
            <text:p>102.38</text:p>
          </table:table-cell>
          <table:table-cell office:value-type="float" office:value="69.216" calcext:value-type="float">
            <text:p>69.216</text:p>
          </table:table-cell>
          <table:table-cell office:value-type="float" office:value="127.04" calcext:value-type="float">
            <text:p>127.04</text:p>
          </table:table-cell>
          <table:table-cell office:value-type="float" office:value="43.144" calcext:value-type="float">
            <text:p>43.144</text:p>
          </table:table-cell>
          <table:table-cell office:value-type="float" office:value="32.59" calcext:value-type="float">
            <text:p>32.59</text:p>
          </table:table-cell>
          <table:table-cell office:value-type="float" office:value="96.688" calcext:value-type="float">
            <text:p>96.688</text:p>
          </table:table-cell>
          <table:table-cell office:value-type="float" office:value="99.188" calcext:value-type="float">
            <text:p>99.188</text:p>
          </table:table-cell>
          <table:table-cell office:value-type="float" office:value="101.14" calcext:value-type="float">
            <text:p>101.14</text:p>
          </table:table-cell>
          <table:table-cell office:value-type="float" office:value="58.096" calcext:value-type="float">
            <text:p>58.096</text:p>
          </table:table-cell>
          <table:table-cell office:value-type="float" office:value="67.503" calcext:value-type="float">
            <text:p>67.503</text:p>
          </table:table-cell>
          <table:table-cell office:value-type="float" office:value="117.01" calcext:value-type="float">
            <text:p>117.01</text:p>
          </table:table-cell>
          <table:table-cell office:value-type="float" office:value="59.248" calcext:value-type="float">
            <text:p>59.2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office:value-type="float" office:value="54.989" calcext:value-type="float">
            <text:p>54.989</text:p>
          </table:table-cell>
          <table:table-cell office:value-type="float" office:value="62.703" calcext:value-type="float">
            <text:p>62.703</text:p>
          </table:table-cell>
          <table:table-cell office:value-type="float" office:value="60.413" calcext:value-type="float">
            <text:p>60.413</text:p>
          </table:table-cell>
          <table:table-cell office:value-type="float" office:value="53.596" calcext:value-type="float">
            <text:p>53.596</text:p>
          </table:table-cell>
          <table:table-cell office:value-type="float" office:value="38.191" calcext:value-type="float">
            <text:p>38.191</text:p>
          </table:table-cell>
          <table:table-cell office:value-type="float" office:value="41.998" calcext:value-type="float">
            <text:p>41.998</text:p>
          </table:table-cell>
          <table:table-cell office:value-type="float" office:value="59.743" calcext:value-type="float">
            <text:p>59.743</text:p>
          </table:table-cell>
          <table:table-cell office:value-type="float" office:value="50.855" calcext:value-type="float">
            <text:p>50.855</text:p>
          </table:table-cell>
          <table:table-cell office:value-type="float" office:value="42.375" calcext:value-type="float">
            <text:p>42.375</text:p>
          </table:table-cell>
          <table:table-cell office:value-type="float" office:value="37.556" calcext:value-type="float">
            <text:p>37.556</text:p>
          </table:table-cell>
          <table:table-cell office:value-type="float" office:value="29.323" calcext:value-type="float">
            <text:p>29.323</text:p>
          </table:table-cell>
          <table:table-cell office:value-type="float" office:value="59.383" calcext:value-type="float">
            <text:p>59.383</text:p>
          </table:table-cell>
          <table:table-cell office:value-type="float" office:value="51.879" calcext:value-type="float">
            <text:p>51.879</text:p>
          </table:table-cell>
          <table:table-cell office:value-type="float" office:value="42.637" calcext:value-type="float">
            <text:p>42.637</text:p>
          </table:table-cell>
          <table:table-cell office:value-type="float" office:value="45.665" calcext:value-type="float">
            <text:p>45.665</text:p>
          </table:table-cell>
          <table:table-cell office:value-type="float" office:value="37.795" calcext:value-type="float">
            <text:p>37.795</text:p>
          </table:table-cell>
          <table:table-cell office:value-type="float" office:value="63.712" calcext:value-type="float">
            <text:p>63.712</text:p>
          </table:table-cell>
          <table:table-cell office:value-type="float" office:value="48.86" calcext:value-type="float">
            <text:p>48.8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office:value-type="float" office:value="86.204" calcext:value-type="float">
            <text:p>86.204</text:p>
          </table:table-cell>
          <table:table-cell office:value-type="float" office:value="93.898" calcext:value-type="float">
            <text:p>93.898</text:p>
          </table:table-cell>
          <table:table-cell office:value-type="float" office:value="95.963" calcext:value-type="float">
            <text:p>95.963</text:p>
          </table:table-cell>
          <table:table-cell office:value-type="float" office:value="76.85" calcext:value-type="float">
            <text:p>76.85</text:p>
          </table:table-cell>
          <table:table-cell office:value-type="float" office:value="55.42" calcext:value-type="float">
            <text:p>55.42</text:p>
          </table:table-cell>
          <table:table-cell office:value-type="float" office:value="68.059" calcext:value-type="float">
            <text:p>68.059</text:p>
          </table:table-cell>
          <table:table-cell office:value-type="float" office:value="88.54" calcext:value-type="float">
            <text:p>88.54</text:p>
          </table:table-cell>
          <table:table-cell office:value-type="float" office:value="66.687" calcext:value-type="float">
            <text:p>66.687</text:p>
          </table:table-cell>
          <table:table-cell office:value-type="float" office:value="98.777" calcext:value-type="float">
            <text:p>98.777</text:p>
          </table:table-cell>
          <table:table-cell office:value-type="float" office:value="39.888" calcext:value-type="float">
            <text:p>39.888</text:p>
          </table:table-cell>
          <table:table-cell office:value-type="float" office:value="31.902" calcext:value-type="float">
            <text:p>31.902</text:p>
          </table:table-cell>
          <table:table-cell office:value-type="float" office:value="87.275" calcext:value-type="float">
            <text:p>87.275</text:p>
          </table:table-cell>
          <table:table-cell office:value-type="float" office:value="83.438" calcext:value-type="float">
            <text:p>83.438</text:p>
          </table:table-cell>
          <table:table-cell office:value-type="float" office:value="96.679" calcext:value-type="float">
            <text:p>96.679</text:p>
          </table:table-cell>
          <table:table-cell office:value-type="float" office:value="55.336" calcext:value-type="float">
            <text:p>55.336</text:p>
          </table:table-cell>
          <table:table-cell office:value-type="float" office:value="54.891" calcext:value-type="float">
            <text:p>54.891</text:p>
          </table:table-cell>
          <table:table-cell office:value-type="float" office:value="109.33" calcext:value-type="float">
            <text:p>109.33</text:p>
          </table:table-cell>
          <table:table-cell office:value-type="float" office:value="56.178" calcext:value-type="float">
            <text:p>56.1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office:value-type="float" office:value="66.131" calcext:value-type="float">
            <text:p>66.131</text:p>
          </table:table-cell>
          <table:table-cell office:value-type="float" office:value="93.849" calcext:value-type="float">
            <text:p>93.849</text:p>
          </table:table-cell>
          <table:table-cell office:value-type="float" office:value="93.42" calcext:value-type="float">
            <text:p>93.42</text:p>
          </table:table-cell>
          <table:table-cell office:value-type="float" office:value="76.648" calcext:value-type="float">
            <text:p>76.648</text:p>
          </table:table-cell>
          <table:table-cell office:value-type="float" office:value="54.712" calcext:value-type="float">
            <text:p>54.712</text:p>
          </table:table-cell>
          <table:table-cell office:value-type="float" office:value="59.676" calcext:value-type="float">
            <text:p>59.676</text:p>
          </table:table-cell>
          <table:table-cell office:value-type="float" office:value="67.512" calcext:value-type="float">
            <text:p>67.512</text:p>
          </table:table-cell>
          <table:table-cell office:value-type="float" office:value="65.85" calcext:value-type="float">
            <text:p>65.85</text:p>
          </table:table-cell>
          <table:table-cell office:value-type="float" office:value="98.724" calcext:value-type="float">
            <text:p>98.724</text:p>
          </table:table-cell>
          <table:table-cell office:value-type="float" office:value="39.898" calcext:value-type="float">
            <text:p>39.898</text:p>
          </table:table-cell>
          <table:table-cell office:value-type="float" office:value="31.883" calcext:value-type="float">
            <text:p>31.883</text:p>
          </table:table-cell>
          <table:table-cell office:value-type="float" office:value="85.325" calcext:value-type="float">
            <text:p>85.325</text:p>
          </table:table-cell>
          <table:table-cell office:value-type="float" office:value="75.547" calcext:value-type="float">
            <text:p>75.547</text:p>
          </table:table-cell>
          <table:table-cell office:value-type="float" office:value="96.609" calcext:value-type="float">
            <text:p>96.609</text:p>
          </table:table-cell>
          <table:table-cell office:value-type="float" office:value="55.287" calcext:value-type="float">
            <text:p>55.287</text:p>
          </table:table-cell>
          <table:table-cell office:value-type="float" office:value="54.713" calcext:value-type="float">
            <text:p>54.713</text:p>
          </table:table-cell>
          <table:table-cell office:value-type="float" office:value="109.35" calcext:value-type="float">
            <text:p>109.35</text:p>
          </table:table-cell>
          <table:table-cell office:value-type="float" office:value="52.819" calcext:value-type="float">
            <text:p>52.819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占有率</text:p>
          </table:table-cell>
          <table:table-cell office:value-type="string" calcext:value-type="string">
            <text:p>C(=B/A*100)</text:p>
          </table:table-cell>
          <table:table-cell office:value-type="string" calcext:value-type="string">
            <text:p>BASE</text:p>
          </table:table-cell>
          <table:table-cell table:formula="of:=[.D8]/[.$D$3]*100" office:value-type="float" office:value="74.83125" calcext:value-type="float">
            <text:p>74.83125</text:p>
          </table:table-cell>
          <table:table-cell table:formula="of:=[.E8]/[.$D$3]*100" office:value-type="float" office:value="78.01015625" calcext:value-type="float">
            <text:p>78.01015625</text:p>
          </table:table-cell>
          <table:table-cell table:formula="of:=[.F8]/[.$D$3]*100" office:value-type="float" office:value="83.890625" calcext:value-type="float">
            <text:p>83.890625</text:p>
          </table:table-cell>
          <table:table-cell table:formula="of:=[.G8]/[.$D$3]*100" office:value-type="float" office:value="63.73046875" calcext:value-type="float">
            <text:p>63.73046875</text:p>
          </table:table-cell>
          <table:table-cell table:formula="of:=[.H8]/[.$D$3]*100" office:value-type="float" office:value="45.684375" calcext:value-type="float">
            <text:p>45.684375</text:p>
          </table:table-cell>
          <table:table-cell table:formula="of:=[.I8]/[.$D$3]*100" office:value-type="float" office:value="57.26328125" calcext:value-type="float">
            <text:p>57.26328125</text:p>
          </table:table-cell>
          <table:table-cell table:formula="of:=[.J8]/[.$D$3]*100" office:value-type="float" office:value="79.984375" calcext:value-type="float">
            <text:p>79.984375</text:p>
          </table:table-cell>
          <table:table-cell table:formula="of:=[.K8]/[.$D$3]*100" office:value-type="float" office:value="54.075" calcext:value-type="float">
            <text:p>54.075</text:p>
          </table:table-cell>
          <table:table-cell table:formula="of:=[.L8]/[.$D$3]*100" office:value-type="float" office:value="99.25" calcext:value-type="float">
            <text:p>99.25</text:p>
          </table:table-cell>
          <table:table-cell table:formula="of:=[.M8]/[.$D$3]*100" office:value-type="float" office:value="33.70625" calcext:value-type="float">
            <text:p>33.70625</text:p>
          </table:table-cell>
          <table:table-cell table:formula="of:=[.N8]/[.$D$3]*100" office:value-type="float" office:value="25.4609375" calcext:value-type="float">
            <text:p>25.4609375</text:p>
          </table:table-cell>
          <table:table-cell table:formula="of:=[.O8]/[.$D$3]*100" office:value-type="float" office:value="75.5375" calcext:value-type="float">
            <text:p>75.5375</text:p>
          </table:table-cell>
          <table:table-cell table:formula="of:=[.P8]/[.$D$3]*100" office:value-type="float" office:value="77.490625" calcext:value-type="float">
            <text:p>77.490625</text:p>
          </table:table-cell>
          <table:table-cell table:formula="of:=[.Q8]/[.$D$3]*100" office:value-type="float" office:value="79.015625" calcext:value-type="float">
            <text:p>79.015625</text:p>
          </table:table-cell>
          <table:table-cell table:formula="of:=[.R8]/[.$D$3]*100" office:value-type="float" office:value="45.3875" calcext:value-type="float">
            <text:p>45.3875</text:p>
          </table:table-cell>
          <table:table-cell table:formula="of:=[.S8]/[.$D$3]*100" office:value-type="float" office:value="52.73671875" calcext:value-type="float">
            <text:p>52.73671875</text:p>
          </table:table-cell>
          <table:table-cell table:formula="of:=[.T8]/[.$D$3]*100" office:value-type="float" office:value="91.4140625" calcext:value-type="float">
            <text:p>91.4140625</text:p>
          </table:table-cell>
          <table:table-cell table:formula="of:=[.U8]/[.$D$3]*100" office:value-type="float" office:value="46.2875" calcext:value-type="float">
            <text:p>46.2875</text:p>
          </table:table-cell>
          <table:table-cell/>
          <table:table-cell table:formula="of:=AVERAGE([.D15:.U15])" office:value-type="float" office:value="64.653125" calcext:value-type="float">
            <text:p>64.6531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GRESSIVE</text:p>
          </table:table-cell>
          <table:table-cell table:formula="of:=[.D9]/[.$D$3]*100" office:value-type="float" office:value="42.96015625" calcext:value-type="float">
            <text:p>42.96015625</text:p>
          </table:table-cell>
          <table:table-cell table:formula="of:=[.E9]/[.$D$3]*100" office:value-type="float" office:value="48.98671875" calcext:value-type="float">
            <text:p>48.98671875</text:p>
          </table:table-cell>
          <table:table-cell table:formula="of:=[.F9]/[.$D$3]*100" office:value-type="float" office:value="47.19765625" calcext:value-type="float">
            <text:p>47.19765625</text:p>
          </table:table-cell>
          <table:table-cell table:formula="of:=[.G9]/[.$D$3]*100" office:value-type="float" office:value="41.871875" calcext:value-type="float">
            <text:p>41.871875</text:p>
          </table:table-cell>
          <table:table-cell table:formula="of:=[.H9]/[.$D$3]*100" office:value-type="float" office:value="29.83671875" calcext:value-type="float">
            <text:p>29.83671875</text:p>
          </table:table-cell>
          <table:table-cell table:formula="of:=[.I9]/[.$D$3]*100" office:value-type="float" office:value="32.8109375" calcext:value-type="float">
            <text:p>32.8109375</text:p>
          </table:table-cell>
          <table:table-cell table:formula="of:=[.J9]/[.$D$3]*100" office:value-type="float" office:value="46.67421875" calcext:value-type="float">
            <text:p>46.67421875</text:p>
          </table:table-cell>
          <table:table-cell table:formula="of:=[.K9]/[.$D$3]*100" office:value-type="float" office:value="39.73046875" calcext:value-type="float">
            <text:p>39.73046875</text:p>
          </table:table-cell>
          <table:table-cell table:formula="of:=[.L9]/[.$D$3]*100" office:value-type="float" office:value="33.10546875" calcext:value-type="float">
            <text:p>33.10546875</text:p>
          </table:table-cell>
          <table:table-cell table:formula="of:=[.M9]/[.$D$3]*100" office:value-type="float" office:value="29.340625" calcext:value-type="float">
            <text:p>29.340625</text:p>
          </table:table-cell>
          <table:table-cell table:formula="of:=[.N9]/[.$D$3]*100" office:value-type="float" office:value="22.90859375" calcext:value-type="float">
            <text:p>22.90859375</text:p>
          </table:table-cell>
          <table:table-cell table:formula="of:=[.O9]/[.$D$3]*100" office:value-type="float" office:value="46.39296875" calcext:value-type="float">
            <text:p>46.39296875</text:p>
          </table:table-cell>
          <table:table-cell table:formula="of:=[.P9]/[.$D$3]*100" office:value-type="float" office:value="40.53046875" calcext:value-type="float">
            <text:p>40.53046875</text:p>
          </table:table-cell>
          <table:table-cell table:formula="of:=[.Q9]/[.$D$3]*100" office:value-type="float" office:value="33.31015625" calcext:value-type="float">
            <text:p>33.31015625</text:p>
          </table:table-cell>
          <table:table-cell table:formula="of:=[.R9]/[.$D$3]*100" office:value-type="float" office:value="35.67578125" calcext:value-type="float">
            <text:p>35.67578125</text:p>
          </table:table-cell>
          <table:table-cell table:formula="of:=[.S9]/[.$D$3]*100" office:value-type="float" office:value="29.52734375" calcext:value-type="float">
            <text:p>29.52734375</text:p>
          </table:table-cell>
          <table:table-cell table:formula="of:=[.T9]/[.$D$3]*100" office:value-type="float" office:value="49.775" calcext:value-type="float">
            <text:p>49.775</text:p>
          </table:table-cell>
          <table:table-cell table:formula="of:=[.U9]/[.$D$3]*100" office:value-type="float" office:value="38.171875" calcext:value-type="float">
            <text:p>38.171875</text:p>
          </table:table-cell>
          <table:table-cell/>
          <table:table-cell table:formula="of:=AVERAGE([.D16:.U16])" office:value-type="float" office:value="38.2670572916667" calcext:value-type="float">
            <text:p>38.267057291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SERVATIVE</text:p>
          </table:table-cell>
          <table:table-cell table:formula="of:=[.D10]/[.$D$3]*100" office:value-type="float" office:value="67.346875" calcext:value-type="float">
            <text:p>67.346875</text:p>
          </table:table-cell>
          <table:table-cell table:formula="of:=[.E10]/[.$D$3]*100" office:value-type="float" office:value="73.3578125" calcext:value-type="float">
            <text:p>73.3578125</text:p>
          </table:table-cell>
          <table:table-cell table:formula="of:=[.F10]/[.$D$3]*100" office:value-type="float" office:value="74.97109375" calcext:value-type="float">
            <text:p>74.97109375</text:p>
          </table:table-cell>
          <table:table-cell table:formula="of:=[.G10]/[.$D$3]*100" office:value-type="float" office:value="60.0390625" calcext:value-type="float">
            <text:p>60.0390625</text:p>
          </table:table-cell>
          <table:table-cell table:formula="of:=[.H10]/[.$D$3]*100" office:value-type="float" office:value="43.296875" calcext:value-type="float">
            <text:p>43.296875</text:p>
          </table:table-cell>
          <table:table-cell table:formula="of:=[.I10]/[.$D$3]*100" office:value-type="float" office:value="53.17109375" calcext:value-type="float">
            <text:p>53.17109375</text:p>
          </table:table-cell>
          <table:table-cell table:formula="of:=[.J10]/[.$D$3]*100" office:value-type="float" office:value="69.171875" calcext:value-type="float">
            <text:p>69.171875</text:p>
          </table:table-cell>
          <table:table-cell table:formula="of:=[.K10]/[.$D$3]*100" office:value-type="float" office:value="52.09921875" calcext:value-type="float">
            <text:p>52.09921875</text:p>
          </table:table-cell>
          <table:table-cell table:formula="of:=[.L10]/[.$D$3]*100" office:value-type="float" office:value="77.16953125" calcext:value-type="float">
            <text:p>77.16953125</text:p>
          </table:table-cell>
          <table:table-cell table:formula="of:=[.M10]/[.$D$3]*100" office:value-type="float" office:value="31.1625" calcext:value-type="float">
            <text:p>31.1625</text:p>
          </table:table-cell>
          <table:table-cell table:formula="of:=[.N10]/[.$D$3]*100" office:value-type="float" office:value="24.9234375" calcext:value-type="float">
            <text:p>24.9234375</text:p>
          </table:table-cell>
          <table:table-cell table:formula="of:=[.O10]/[.$D$3]*100" office:value-type="float" office:value="68.18359375" calcext:value-type="float">
            <text:p>68.18359375</text:p>
          </table:table-cell>
          <table:table-cell table:formula="of:=[.P10]/[.$D$3]*100" office:value-type="float" office:value="65.1859375" calcext:value-type="float">
            <text:p>65.1859375</text:p>
          </table:table-cell>
          <table:table-cell table:formula="of:=[.Q10]/[.$D$3]*100" office:value-type="float" office:value="75.53046875" calcext:value-type="float">
            <text:p>75.53046875</text:p>
          </table:table-cell>
          <table:table-cell table:formula="of:=[.R10]/[.$D$3]*100" office:value-type="float" office:value="43.23125" calcext:value-type="float">
            <text:p>43.23125</text:p>
          </table:table-cell>
          <table:table-cell table:formula="of:=[.S10]/[.$D$3]*100" office:value-type="float" office:value="42.88359375" calcext:value-type="float">
            <text:p>42.88359375</text:p>
          </table:table-cell>
          <table:table-cell table:formula="of:=[.T10]/[.$D$3]*100" office:value-type="float" office:value="85.4140625" calcext:value-type="float">
            <text:p>85.4140625</text:p>
          </table:table-cell>
          <table:table-cell table:formula="of:=[.U10]/[.$D$3]*100" office:value-type="float" office:value="43.8890625" calcext:value-type="float">
            <text:p>43.8890625</text:p>
          </table:table-cell>
          <table:table-cell/>
          <table:table-cell table:formula="of:=AVERAGE([.D17:.U17])" office:value-type="float" office:value="58.3904079861111" calcext:value-type="float">
            <text:p>58.39040798611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ITCH</text:p>
          </table:table-cell>
          <table:table-cell table:formula="of:=[.D11]/[.$D$3]*100" office:value-type="float" office:value="51.66484375" calcext:value-type="float">
            <text:p>51.66484375</text:p>
          </table:table-cell>
          <table:table-cell table:formula="of:=[.E11]/[.$D$3]*100" office:value-type="float" office:value="73.31953125" calcext:value-type="float">
            <text:p>73.31953125</text:p>
          </table:table-cell>
          <table:table-cell table:formula="of:=[.F11]/[.$D$3]*100" office:value-type="float" office:value="72.984375" calcext:value-type="float">
            <text:p>72.984375</text:p>
          </table:table-cell>
          <table:table-cell table:formula="of:=[.G11]/[.$D$3]*100" office:value-type="float" office:value="59.88125" calcext:value-type="float">
            <text:p>59.88125</text:p>
          </table:table-cell>
          <table:table-cell table:formula="of:=[.H11]/[.$D$3]*100" office:value-type="float" office:value="42.74375" calcext:value-type="float">
            <text:p>42.74375</text:p>
          </table:table-cell>
          <table:table-cell table:formula="of:=[.I11]/[.$D$3]*100" office:value-type="float" office:value="46.621875" calcext:value-type="float">
            <text:p>46.621875</text:p>
          </table:table-cell>
          <table:table-cell table:formula="of:=[.J11]/[.$D$3]*100" office:value-type="float" office:value="52.74375" calcext:value-type="float">
            <text:p>52.74375</text:p>
          </table:table-cell>
          <table:table-cell table:formula="of:=[.K11]/[.$D$3]*100" office:value-type="float" office:value="51.4453125" calcext:value-type="float">
            <text:p>51.4453125</text:p>
          </table:table-cell>
          <table:table-cell table:formula="of:=[.L11]/[.$D$3]*100" office:value-type="float" office:value="77.128125" calcext:value-type="float">
            <text:p>77.128125</text:p>
          </table:table-cell>
          <table:table-cell table:formula="of:=[.M11]/[.$D$3]*100" office:value-type="float" office:value="31.1703125" calcext:value-type="float">
            <text:p>31.1703125</text:p>
          </table:table-cell>
          <table:table-cell table:formula="of:=[.N11]/[.$D$3]*100" office:value-type="float" office:value="24.90859375" calcext:value-type="float">
            <text:p>24.90859375</text:p>
          </table:table-cell>
          <table:table-cell table:formula="of:=[.O11]/[.$D$3]*100" office:value-type="float" office:value="66.66015625" calcext:value-type="float">
            <text:p>66.66015625</text:p>
          </table:table-cell>
          <table:table-cell table:formula="of:=[.P11]/[.$D$3]*100" office:value-type="float" office:value="59.02109375" calcext:value-type="float">
            <text:p>59.02109375</text:p>
          </table:table-cell>
          <table:table-cell table:formula="of:=[.Q11]/[.$D$3]*100" office:value-type="float" office:value="75.47578125" calcext:value-type="float">
            <text:p>75.47578125</text:p>
          </table:table-cell>
          <table:table-cell table:formula="of:=[.R11]/[.$D$3]*100" office:value-type="float" office:value="43.19296875" calcext:value-type="float">
            <text:p>43.19296875</text:p>
          </table:table-cell>
          <table:table-cell table:formula="of:=[.S11]/[.$D$3]*100" office:value-type="float" office:value="42.74453125" calcext:value-type="float">
            <text:p>42.74453125</text:p>
          </table:table-cell>
          <table:table-cell table:formula="of:=[.T11]/[.$D$3]*100" office:value-type="float" office:value="85.4296875" calcext:value-type="float">
            <text:p>85.4296875</text:p>
          </table:table-cell>
          <table:table-cell table:formula="of:=[.U11]/[.$D$3]*100" office:value-type="float" office:value="41.26484375" calcext:value-type="float">
            <text:p>41.26484375</text:p>
          </table:table-cell>
          <table:table-cell/>
          <table:table-cell table:formula="of:=AVERAGE([.D18:.U18])" office:value-type="float" office:value="55.4667100694444" calcext:value-type="float">
            <text:p>55.4667100694444</text:p>
          </table:table-cell>
        </table:table-row>
      </table:table>
      <table:table table:name="mode rate" table:style-name="ta1">
        <table:shapes>
          <draw:frame draw:z-index="0" draw:style-name="gr1" draw:text-style-name="P1" svg:width="210mm" svg:height="100mm" svg:x="52.78mm" svg:y="97.45mm">
            <draw:object draw:notify-on-update-of-ranges="'mode rate'.D11:'mode rate'.W11 'mode rate'.C12:'mode rate'.C12 'mode rate'.D12:'mode rate'.W12 'mode rate'.C13:'mode rate'.C13 'mode rate'.D13:'mode rate'.W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項目</text:p>
          </table:table-cell>
          <table:table-cell office:value-type="string" calcext:value-type="string">
            <text:p>計算式</text:p>
          </table:table-cell>
          <table:table-cell table:number-columns-repeated="21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 の割合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GRESSIVE</text:p>
          </table:table-cell>
          <table:table-cell office:value-type="float" office:value="0.6614" calcext:value-type="float">
            <text:p>0.6614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781" calcext:value-type="float">
            <text:p>0.0781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7285" calcext:value-type="float">
            <text:p>0.7285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0746" calcext:value-type="float">
            <text:p>0.0746</text:p>
          </table:table-cell>
          <table:table-cell office:value-type="float" office:value="0.2418" calcext:value-type="float">
            <text:p>0.2418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4055" calcext:value-type="float">
            <text:p>0.4055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deepsjeng </text:p>
          </table:table-cell>
          <table:table-cell table:style-name="ce1" office:value-type="string" calcext:value-type="string">
            <text:p>exchange2 </text:p>
          </table:table-cell>
          <table:table-cell table:style-name="ce1" office:value-type="string" calcext:value-type="string">
            <text:p>leela </text:p>
          </table:table-cell>
          <table:table-cell office:value-type="string" calcext:value-type="string">
            <text:p>mcf </text:p>
          </table:table-cell>
          <table:table-cell table:style-name="ce2" office:value-type="string" calcext:value-type="string">
            <text:p>omnetpp </text:p>
          </table:table-cell>
          <table:table-cell office:value-type="string" calcext:value-type="string">
            <text:p>perlbench </text:p>
          </table:table-cell>
          <table:table-cell office:value-type="string" calcext:value-type="string">
            <text:p>x264 </text:p>
          </table:table-cell>
          <table:table-cell table:style-name="ce2" office:value-type="string" calcext:value-type="string">
            <text:p>xalancbmk </text:p>
          </table:table-cell>
          <table:table-cell table:style-name="ce1" office:value-type="string" calcext:value-type="string">
            <text:p>xz </text:p>
          </table:table-cell>
          <table:table-cell table:style-name="ce1" office:value-type="string" calcext:value-type="string">
            <text:p>bwaves </text:p>
          </table:table-cell>
          <table:table-cell table:style-name="ce1" office:value-type="string" calcext:value-type="string">
            <text:p>cactuBSSN </text:p>
          </table:table-cell>
          <table:table-cell table:style-name="ce1" office:value-type="string" calcext:value-type="string">
            <text:p>cam4 </text:p>
          </table:table-cell>
          <table:table-cell office:value-type="string" calcext:value-type="string">
            <text:p>fotonik3d </text:p>
          </table:table-cell>
          <table:table-cell table:style-name="ce1" office:value-type="string" calcext:value-type="string">
            <text:p>imagick </text:p>
          </table:table-cell>
          <table:table-cell table:style-name="ce2" office:value-type="string" calcext:value-type="string">
            <text:p>lbm </text:p>
          </table:table-cell>
          <table:table-cell table:style-name="ce1" office:value-type="string" calcext:value-type="string">
            <text:p>nab </text:p>
          </table:table-cell>
          <table:table-cell table:style-name="ce1" office:value-type="string" calcext:value-type="string">
            <text:p>pop2 </text:p>
          </table:table-cell>
          <table:table-cell table:style-name="ce1" office:value-type="string" calcext:value-type="string">
            <text:p>roms </text:p>
          </table:table-cell>
          <table:table-cell/>
          <table:table-cell office:value-type="string" calcext:value-type="string">
            <text:p>avg</text:p>
          </table:table-cell>
        </table:table-row>
        <table:table-row table:style-name="ro1">
          <table:table-cell office:value-type="string" calcext:value-type="string">
            <text:p>AGG の割合(%)</text:p>
          </table:table-cell>
          <table:table-cell office:value-type="string" calcext:value-type="string">
            <text:p>B(=A*100)</text:p>
          </table:table-cell>
          <table:table-cell office:value-type="string" calcext:value-type="string">
            <text:p>AGGRESSIVE</text:p>
          </table:table-cell>
          <table:table-cell table:formula="of:=[.D8]*100" office:value-type="float" office:value="66.14" calcext:value-type="float">
            <text:p>66.14</text:p>
          </table:table-cell>
          <table:table-cell table:formula="of:=[.E8]*100" office:value-type="float" office:value="0.08" calcext:value-type="float">
            <text:p>0.08</text:p>
          </table:table-cell>
          <table:table-cell table:formula="of:=[.F8]*100" office:value-type="float" office:value="7.81" calcext:value-type="float">
            <text:p>7.81</text:p>
          </table:table-cell>
          <table:table-cell table:formula="of:=[.G8]*100" office:value-type="float" office:value="1.46" calcext:value-type="float">
            <text:p>1.46</text:p>
          </table:table-cell>
          <table:table-cell table:formula="of:=[.H8]*100" office:value-type="float" office:value="4.75" calcext:value-type="float">
            <text:p>4.75</text:p>
          </table:table-cell>
          <table:table-cell table:formula="of:=[.I8]*100" office:value-type="float" office:value="36.14" calcext:value-type="float">
            <text:p>36.14</text:p>
          </table:table-cell>
          <table:table-cell table:formula="of:=[.J8]*100" office:value-type="float" office:value="72.85" calcext:value-type="float">
            <text:p>72.85</text:p>
          </table:table-cell>
          <table:table-cell table:formula="of:=[.K8]*100" office:value-type="float" office:value="7.03" calcext:value-type="float">
            <text:p>7.03</text:p>
          </table:table-cell>
          <table:table-cell table:formula="of:=[.L8]*100" office:value-type="float" office:value="0.12" calcext:value-type="float">
            <text:p>0.12</text:p>
          </table:table-cell>
          <table:table-cell table:formula="of:=[.M8]*100" office:value-type="float" office:value="0.22" calcext:value-type="float">
            <text:p>0.22</text:p>
          </table:table-cell>
          <table:table-cell table:formula="of:=[.N8]*100" office:value-type="float" office:value="0.65" calcext:value-type="float">
            <text:p>0.65</text:p>
          </table:table-cell>
          <table:table-cell table:formula="of:=[.O8]*100" office:value-type="float" office:value="7.46" calcext:value-type="float">
            <text:p>7.46</text:p>
          </table:table-cell>
          <table:table-cell table:formula="of:=[.P8]*100" office:value-type="float" office:value="24.18" calcext:value-type="float">
            <text:p>24.18</text:p>
          </table:table-cell>
          <table:table-cell table:formula="of:=[.Q8]*100" office:value-type="float" office:value="0.21" calcext:value-type="float">
            <text:p>0.21</text:p>
          </table:table-cell>
          <table:table-cell table:formula="of:=[.R8]*100" office:value-type="float" office:value="0.43" calcext:value-type="float">
            <text:p>0.43</text:p>
          </table:table-cell>
          <table:table-cell table:formula="of:=[.S8]*100" office:value-type="float" office:value="2.99" calcext:value-type="float">
            <text:p>2.99</text:p>
          </table:table-cell>
          <table:table-cell table:formula="of:=[.T8]*100" office:value-type="float" office:value="0.13" calcext:value-type="float">
            <text:p>0.13</text:p>
          </table:table-cell>
          <table:table-cell table:formula="of:=[.U8]*100" office:value-type="float" office:value="40.55" calcext:value-type="float">
            <text:p>40.55</text:p>
          </table:table-cell>
          <table:table-cell/>
          <table:table-cell table:formula="of:=AVERAGE([.D12:.U12])" office:value-type="float" office:value="15.1777777777778" calcext:value-type="float">
            <text:p>15.1777777777778</text:p>
          </table:table-cell>
        </table:table-row>
        <table:table-row table:style-name="ro1">
          <table:table-cell office:value-type="string" calcext:value-type="string">
            <text:p>CONS の割合(%)</text:p>
          </table:table-cell>
          <table:table-cell office:value-type="string" calcext:value-type="string">
            <text:p>C(=100-B)</text:p>
          </table:table-cell>
          <table:table-cell office:value-type="string" calcext:value-type="string">
            <text:p>CONSERVATIVE</text:p>
          </table:table-cell>
          <table:table-cell table:formula="of:=100-[.D12]" office:value-type="float" office:value="33.86" calcext:value-type="float">
            <text:p>33.86</text:p>
          </table:table-cell>
          <table:table-cell table:formula="of:=100-[.E12]" office:value-type="float" office:value="99.92" calcext:value-type="float">
            <text:p>99.92</text:p>
          </table:table-cell>
          <table:table-cell table:formula="of:=100-[.F12]" office:value-type="float" office:value="92.19" calcext:value-type="float">
            <text:p>92.19</text:p>
          </table:table-cell>
          <table:table-cell table:formula="of:=100-[.G12]" office:value-type="float" office:value="98.54" calcext:value-type="float">
            <text:p>98.54</text:p>
          </table:table-cell>
          <table:table-cell table:formula="of:=100-[.H12]" office:value-type="float" office:value="95.25" calcext:value-type="float">
            <text:p>95.25</text:p>
          </table:table-cell>
          <table:table-cell table:formula="of:=100-[.I12]" office:value-type="float" office:value="63.86" calcext:value-type="float">
            <text:p>63.86</text:p>
          </table:table-cell>
          <table:table-cell table:formula="of:=100-[.J12]" office:value-type="float" office:value="27.15" calcext:value-type="float">
            <text:p>27.15</text:p>
          </table:table-cell>
          <table:table-cell table:formula="of:=100-[.K12]" office:value-type="float" office:value="92.97" calcext:value-type="float">
            <text:p>92.97</text:p>
          </table:table-cell>
          <table:table-cell table:formula="of:=100-[.L12]" office:value-type="float" office:value="99.88" calcext:value-type="float">
            <text:p>99.88</text:p>
          </table:table-cell>
          <table:table-cell table:formula="of:=100-[.M12]" office:value-type="float" office:value="99.78" calcext:value-type="float">
            <text:p>99.78</text:p>
          </table:table-cell>
          <table:table-cell table:formula="of:=100-[.N12]" office:value-type="float" office:value="99.35" calcext:value-type="float">
            <text:p>99.35</text:p>
          </table:table-cell>
          <table:table-cell table:formula="of:=100-[.O12]" office:value-type="float" office:value="92.54" calcext:value-type="float">
            <text:p>92.54</text:p>
          </table:table-cell>
          <table:table-cell table:formula="of:=100-[.P12]" office:value-type="float" office:value="75.82" calcext:value-type="float">
            <text:p>75.82</text:p>
          </table:table-cell>
          <table:table-cell table:formula="of:=100-[.Q12]" office:value-type="float" office:value="99.79" calcext:value-type="float">
            <text:p>99.79</text:p>
          </table:table-cell>
          <table:table-cell table:formula="of:=100-[.R12]" office:value-type="float" office:value="99.57" calcext:value-type="float">
            <text:p>99.57</text:p>
          </table:table-cell>
          <table:table-cell table:formula="of:=100-[.S12]" office:value-type="float" office:value="97.01" calcext:value-type="float">
            <text:p>97.01</text:p>
          </table:table-cell>
          <table:table-cell table:formula="of:=100-[.T12]" office:value-type="float" office:value="99.87" calcext:value-type="float">
            <text:p>99.87</text:p>
          </table:table-cell>
          <table:table-cell table:formula="of:=100-[.U12]" office:value-type="float" office:value="59.45" calcext:value-type="float">
            <text:p>59.45</text:p>
          </table:table-cell>
          <table:table-cell/>
          <table:table-cell table:formula="of:=AVERAGE([.D13:.U13])" office:value-type="float" office:value="84.8222222222222" calcext:value-type="float">
            <text:p>84.822222222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IPA明朝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00/00/00</text:date>, <text:time style:data-style-name="N2" text:time-value="14:22:01.24766750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23:42:33.586810763</meta:creation-date>
    <dc:date>2020-12-08T14:58:21.350299654</dc:date>
    <meta:editing-duration>PT1H24M29S</meta:editing-duration>
    <meta:editing-cycles>19</meta:editing-cycles>
    <meta:generator>LibreOffice/6.0.7.3$Linux_X86_64 LibreOffice_project/00m0$Build-3</meta:generator>
    <meta:document-statistic meta:table-count="4" meta:cell-count="103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9.001cm" xlink:href=".." xlink:type="simple" chart:class="chart:bar" chart:style-name="ch1">
        <chart:legend svg:x="11.039cm" svg:y="0cm" style:legend-expansion="custom" chartooo:width="9.96cm" chartooo:height="0.84cm" style:legend-expansion-aspect-ratio="11.8571428571429" chart:style-name="ch2"/>
        <chart:plot-area chart:style-name="ch3" table:cell-range-address="IPC.D21:IPC.X24" chart:data-source-has-labels="both" svg:x="1.099cm" svg:y="1.194cm" svg:width="19.475cm" svg:height="7.419cm">
          <chartooo:coordinate-region svg:x="2.117cm" svg:y="1.446cm" svg:width="18.457cm" svg:height="4.509cm"/>
          <chart:axis chart:dimension="x" chart:name="primary-x" chart:style-name="ch4" chartooo:axis-type="auto">
            <chartooo:date-scale/>
            <chart:categories table:cell-range-address="IPC.E21:IPC.X21"/>
            <chart:grid chart:class="major"/>
          </chart:axis>
          <chart:axis chart:dimension="y" chart:name="primary-y" chart:style-name="ch5">
            <chart:title svg:x="0.062cm" svg:y="5.884cm" chart:style-name="ch6">
              <text:p>performance degradation
ralative to BASE(%)</text:p>
            </chart:title>
            <chart:grid chart:class="major"/>
          </chart:axis>
          <chart:series chart:style-name="ch7" chart:values-cell-range-address="IPC.E22:IPC.X22" chart:label-cell-address="IPC.D22:IPC.D22" chart:class="chart:bar">
            <chart:data-point chart:repeated="20"/>
          </chart:series>
          <chart:series chart:style-name="ch8" chart:values-cell-range-address="IPC.E23:IPC.X23" chart:label-cell-address="IPC.D23:IPC.D23" chart:class="chart:bar">
            <chart:data-point chart:repeated="20"/>
          </chart:series>
          <chart:series chart:style-name="ch9" chart:values-cell-range-address="IPC.E24:IPC.X24" chart:label-cell-address="IPC.D24:IPC.D2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IPC.E21:IPC.X2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IPC.D22:IPC.D22</svg:desc>
                </draw:g>
              </table:table-cell>
              <table:table-cell office:value-type="float" office:value="5.30872502851794">
                <text:p>5.30872502851794</text:p>
                <draw:g>
                  <svg:desc>IPC.E22:IPC.X22</svg:desc>
                </draw:g>
              </table:table-cell>
              <table:table-cell office:value-type="float" office:value="-0.6002917752852">
                <text:p>-0.6002917752852</text:p>
              </table:table-cell>
              <table:table-cell office:value-type="float" office:value="0.900092253222629">
                <text:p>0.900092253222629</text:p>
              </table:table-cell>
              <table:table-cell office:value-type="float" office:value="0.829656943438462">
                <text:p>0.829656943438462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8944839515664">
                <text:p>2.8944839515664</text:p>
              </table:table-cell>
              <table:table-cell office:value-type="float" office:value="4.77069215876089">
                <text:p>4.77069215876089</text:p>
              </table:table-cell>
              <table:table-cell office:value-type="float" office:value="4.76748076279692">
                <text:p>4.76748076279692</text:p>
              </table:table-cell>
              <table:table-cell office:value-type="float" office:value="-0.28973509933774">
                <text:p>-0.28973509933774</text:p>
              </table:table-cell>
              <table:table-cell office:value-type="float" office:value="0.208156139487003">
                <text:p>0.208156139487003</text:p>
              </table:table-cell>
              <table:table-cell office:value-type="float" office:value="2.73027771270921">
                <text:p>2.73027771270921</text:p>
              </table:table-cell>
              <table:table-cell office:value-type="float" office:value="1.02791102550331">
                <text:p>1.02791102550331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10.7618865762841">
                <text:p>10.7618865762841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185008986150814">
                <text:p>-0.0185008986150814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4496971487664">
                <text:p>2.44496971487664</text:p>
              </table:table-cell>
              <table:table-cell office:value-type="float" office:value="NaN">
                <text:p>NaN</text:p>
              </table:table-cell>
              <table:table-cell office:value-type="float" office:value="2.53123898448427">
                <text:p>2.53123898448427</text:p>
              </table:table-cell>
            </table:table-row>
            <table:table-row>
              <table:table-cell office:value-type="string">
                <text:p>CONSERVATIVE</text:p>
                <draw:g>
                  <svg:desc>IPC.D23:IPC.D23</svg:desc>
                </draw:g>
              </table:table-cell>
              <table:table-cell office:value-type="float" office:value="1.16996694843371">
                <text:p>1.16996694843371</text:p>
                <draw:g>
                  <svg:desc>IPC.E23:IPC.X23</svg:desc>
                </draw:g>
              </table:table-cell>
              <table:table-cell office:value-type="float" office:value="-0.162628847487634">
                <text:p>-0.162628847487634</text:p>
              </table:table-cell>
              <table:table-cell office:value-type="float" office:value="0.114693195701499">
                <text:p>0.114693195701499</text:p>
              </table:table-cell>
              <table:table-cell office:value-type="float" office:value="0.0658457891617781">
                <text:p>0.0658457891617781</text:p>
              </table:table-cell>
              <table:table-cell office:value-type="float" office:value="0.0424673532222197">
                <text:p>0.0424673532222197</text:p>
              </table:table-cell>
              <table:table-cell office:value-type="float" office:value="0.165289256198353">
                <text:p>0.165289256198353</text:p>
              </table:table-cell>
              <table:table-cell office:value-type="float" office:value="2.14484511132623">
                <text:p>2.14484511132623</text:p>
              </table:table-cell>
              <table:table-cell office:value-type="float" office:value="0.0836400133823911">
                <text:p>0.0836400133823911</text:p>
              </table:table-cell>
              <table:table-cell office:value-type="float" office:value="-0.88472682119205">
                <text:p>-0.8847268211920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0205616720023">
                <text:p>1.00205616720023</text:p>
              </table:table-cell>
              <table:table-cell office:value-type="float" office:value="-0.203730113162814">
                <text:p>-0.203730113162814</text:p>
              </table:table-cell>
              <table:table-cell office:value-type="float" office:value="0.994035785288272">
                <text:p>0.994035785288272</text:p>
              </table:table-cell>
              <table:table-cell office:value-type="float" office:value="-0.609127362994077">
                <text:p>-0.609127362994077</text:p>
              </table:table-cell>
              <table:table-cell office:value-type="float" office:value="-0.0547145723144293">
                <text:p>-0.0547145723144293</text:p>
              </table:table-cell>
              <table:table-cell office:value-type="float" office:value="-0.0581456813616654">
                <text:p>-0.0581456813616654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-0.211749642980252">
                <text:p>-0.211749642980252</text:p>
              </table:table-cell>
              <table:table-cell office:value-type="float" office:value="NaN">
                <text:p>NaN</text:p>
              </table:table-cell>
              <table:table-cell office:value-type="float" office:value="0.188453839148972">
                <text:p>0.188453839148972</text:p>
              </table:table-cell>
            </table:table-row>
            <table:table-row>
              <table:table-cell office:value-type="string">
                <text:p>SWITCH</text:p>
                <draw:g>
                  <svg:desc>IPC.D24:IPC.D24</svg:desc>
                </draw:g>
              </table:table-cell>
              <table:table-cell office:value-type="float" office:value="3.85796601246015">
                <text:p>3.85796601246015</text:p>
                <draw:g>
                  <svg:desc>IPC.E24:IPC.X24</svg:desc>
                </draw:g>
              </table:table-cell>
              <table:table-cell office:value-type="float" office:value="-0.16502044818596">
                <text:p>-0.16502044818596</text:p>
              </table:table-cell>
              <table:table-cell office:value-type="float" office:value="0.112199865360163">
                <text:p>0.112199865360163</text:p>
              </table:table-cell>
              <table:table-cell office:value-type="float" office:value="0.128399288865466">
                <text:p>0.128399288865466</text:p>
              </table:table-cell>
              <table:table-cell office:value-type="float" office:value="0.138018897972192">
                <text:p>0.138018897972192</text:p>
              </table:table-cell>
              <table:table-cell office:value-type="float" office:value="1.73361522198732">
                <text:p>1.73361522198732</text:p>
              </table:table-cell>
              <table:table-cell office:value-type="float" office:value="3.76331074540175">
                <text:p>3.76331074540175</text:p>
              </table:table-cell>
              <table:table-cell office:value-type="float" office:value="0.200736032117765">
                <text:p>0.200736032117765</text:p>
              </table:table-cell>
              <table:table-cell office:value-type="float" office:value="-0.876966059602657">
                <text:p>-0.876966059602657</text:p>
              </table:table-cell>
              <table:table-cell office:value-type="float" office:value="-0.170106092484001">
                <text:p>-0.170106092484001</text:p>
              </table:table-cell>
              <table:table-cell office:value-type="float" office:value="1.00465891049166">
                <text:p>1.00465891049166</text:p>
              </table:table-cell>
              <table:table-cell office:value-type="float" office:value="-0.105569240457104">
                <text:p>-0.105569240457104</text:p>
              </table:table-cell>
              <table:table-cell office:value-type="float" office:value="1.202162027833">
                <text:p>1.202162027833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-0.0303969846191299">
                <text:p>-0.0303969846191299</text:p>
              </table:table-cell>
              <table:table-cell office:value-type="float" office:value="-0.0713606089438601">
                <text:p>-0.0713606089438601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0.822376520411694">
                <text:p>0.822376520411694</text:p>
              </table:table-cell>
              <table:table-cell office:value-type="float" office:value="NaN">
                <text:p>NaN</text:p>
              </table:table-cell>
              <table:table-cell office:value-type="float" office:value="0.612833397974144">
                <text:p>0.612833397974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8.753cm" svg:y="0cm" style:legend-expansion="custom" chartooo:width="12.247cm" chartooo:height="0.996cm" style:legend-expansion-aspect-ratio="12.2961847389558" chart:style-name="ch2"/>
        <chart:plot-area chart:style-name="ch3" table:cell-range-address="comp.C29:comp.W32" chart:data-source-has-labels="both" svg:x="1.011cm" svg:y="1.484cm" svg:width="19.677cm" svg:height="8.272cm">
          <chartooo:coordinate-region svg:x="1.976cm" svg:y="1.736cm" svg:width="18.712cm" svg:height="5.362cm"/>
          <chart:axis chart:dimension="x" chart:name="primary-x" chart:style-name="ch4" chartooo:axis-type="auto">
            <chartooo:date-scale/>
            <chart:categories table:cell-range-address="comp.D29:comp.W29"/>
            <chart:grid chart:class="major"/>
          </chart:axis>
          <chart:axis chart:dimension="y" chart:name="primary-y" chart:style-name="ch5">
            <chart:title svg:x="0cm" svg:y="6.149cm" chart:style-name="ch6">
              <text:p>number of comparisons
relative to BASE(%)</text:p>
            </chart:title>
            <chart:grid chart:class="major"/>
          </chart:axis>
          <chart:series chart:style-name="ch7" chart:values-cell-range-address="comp.D30:comp.W30" chart:label-cell-address="comp.C30:comp.C30" chart:class="chart:bar">
            <chart:data-point chart:repeated="20"/>
          </chart:series>
          <chart:series chart:style-name="ch8" chart:values-cell-range-address="comp.D31:comp.W31" chart:label-cell-address="comp.C31:comp.C31" chart:class="chart:bar">
            <chart:data-point chart:repeated="20"/>
          </chart:series>
          <chart:series chart:style-name="ch9" chart:values-cell-range-address="comp.D32:comp.W32" chart:label-cell-address="comp.C32:comp.C32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comp.D29:comp.W29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comp.C30:comp.C30</svg:desc>
                </draw:g>
              </table:table-cell>
              <table:table-cell office:value-type="float" office:value="16.0465868650922">
                <text:p>16.0465868650922</text:p>
                <draw:g>
                  <svg:desc>comp.D30:comp.W30</svg:desc>
                </draw:g>
              </table:table-cell>
              <table:table-cell office:value-type="float" office:value="9.99478161039503">
                <text:p>9.99478161039503</text:p>
              </table:table-cell>
              <table:table-cell office:value-type="float" office:value="14.646933975793">
                <text:p>14.646933975793</text:p>
              </table:table-cell>
              <table:table-cell office:value-type="float" office:value="12.2867205433791">
                <text:p>12.2867205433791</text:p>
              </table:table-cell>
              <table:table-cell office:value-type="float" office:value="14.1919993139819">
                <text:p>14.1919993139819</text:p>
              </table:table-cell>
              <table:table-cell office:value-type="float" office:value="11.2395346094886">
                <text:p>11.2395346094886</text:p>
              </table:table-cell>
              <table:table-cell office:value-type="float" office:value="16.4465841357176">
                <text:p>16.4465841357176</text:p>
              </table:table-cell>
              <table:table-cell office:value-type="float" office:value="13.0815799059828">
                <text:p>13.0815799059828</text:p>
              </table:table-cell>
              <table:table-cell office:value-type="float" office:value="9.10477499141189">
                <text:p>9.10477499141189</text:p>
              </table:table-cell>
              <table:table-cell office:value-type="float" office:value="29.6725784447476">
                <text:p>29.6725784447476</text:p>
              </table:table-cell>
              <table:table-cell office:value-type="float" office:value="33.5558313487405">
                <text:p>33.5558313487405</text:p>
              </table:table-cell>
              <table:table-cell office:value-type="float" office:value="16.0300693588803">
                <text:p>16.0300693588803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11.0894127493374">
                <text:p>11.0894127493374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11.7126580744212">
                <text:p>11.7126580744212</text:p>
              </table:table-cell>
              <table:table-cell office:value-type="float" office:value="8.39628750269804">
                <text:p>8.39628750269804</text:p>
              </table:table-cell>
              <table:table-cell office:value-type="float" office:value="32.3484031872847">
                <text:p>32.3484031872847</text:p>
              </table:table-cell>
              <table:table-cell office:value-type="float" office:value="NaN">
                <text:p>NaN</text:p>
              </table:table-cell>
              <table:table-cell office:value-type="float" office:value="15.5369972659404">
                <text:p>15.5369972659404</text:p>
              </table:table-cell>
            </table:table-row>
            <table:table-row>
              <table:table-cell office:value-type="string">
                <text:p>CONSERVATIVE</text:p>
                <draw:g>
                  <svg:desc>comp.C31:comp.C31</svg:desc>
                </draw:g>
              </table:table-cell>
              <table:table-cell office:value-type="float" office:value="38.2065443453344">
                <text:p>38.2065443453344</text:p>
                <draw:g>
                  <svg:desc>comp.D31:comp.W31</svg:desc>
                </draw:g>
              </table:table-cell>
              <table:table-cell office:value-type="float" office:value="38.5743359599228">
                <text:p>38.5743359599228</text:p>
              </table:table-cell>
              <table:table-cell office:value-type="float" office:value="38.6255951356623">
                <text:p>38.6255951356623</text:p>
              </table:table-cell>
              <table:table-cell office:value-type="float" office:value="39.1905914908336">
                <text:p>39.1905914908336</text:p>
              </table:table-cell>
              <table:table-cell office:value-type="float" office:value="35.2077348540068">
                <text:p>35.2077348540068</text:p>
              </table:table-cell>
              <table:table-cell office:value-type="float" office:value="37.2685822098188">
                <text:p>37.2685822098188</text:p>
              </table:table-cell>
              <table:table-cell office:value-type="float" office:value="36.2998624484182">
                <text:p>36.2998624484182</text:p>
              </table:table-cell>
              <table:table-cell office:value-type="float" office:value="34.0439556627175">
                <text:p>34.0439556627175</text:p>
              </table:table-cell>
              <table:table-cell office:value-type="float" office:value="38.0927516317417">
                <text:p>38.0927516317417</text:p>
              </table:table-cell>
              <table:table-cell office:value-type="float" office:value="34.13310398007">
                <text:p>34.13310398007</text:p>
              </table:table-cell>
              <table:table-cell office:value-type="float" office:value="38.3423338811928">
                <text:p>38.3423338811928</text:p>
              </table:table-cell>
              <table:table-cell office:value-type="float" office:value="37.5313222488336">
                <text:p>37.5313222488336</text:p>
              </table:table-cell>
              <table:table-cell office:value-type="float" office:value="38.0318285157519">
                <text:p>38.0318285157519</text:p>
              </table:table-cell>
              <table:table-cell office:value-type="float" office:value="39.993955456363">
                <text:p>39.993955456363</text:p>
              </table:table-cell>
              <table:table-cell office:value-type="float" office:value="40.7155089673862">
                <text:p>40.7155089673862</text:p>
              </table:table-cell>
              <table:table-cell office:value-type="float" office:value="27.0211304593754">
                <text:p>27.0211304593754</text:p>
              </table:table-cell>
              <table:table-cell office:value-type="float" office:value="44.1412151953378">
                <text:p>44.1412151953378</text:p>
              </table:table-cell>
              <table:table-cell office:value-type="float" office:value="38.1840086234227">
                <text:p>38.1840086234227</text:p>
              </table:table-cell>
              <table:table-cell office:value-type="float" office:value="NaN">
                <text:p>NaN</text:p>
              </table:table-cell>
              <table:table-cell office:value-type="float" office:value="37.252704154269">
                <text:p>37.252704154269</text:p>
              </table:table-cell>
            </table:table-row>
            <table:table-row>
              <table:table-cell office:value-type="string">
                <text:p>SWITCH</text:p>
                <draw:g>
                  <svg:desc>comp.C32:comp.C32</svg:desc>
                </draw:g>
              </table:table-cell>
              <table:table-cell office:value-type="float" office:value="24.1623145537736">
                <text:p>24.1623145537736</text:p>
                <draw:g>
                  <svg:desc>comp.D32:comp.W32</svg:desc>
                </draw:g>
              </table:table-cell>
              <table:table-cell office:value-type="float" office:value="38.5082363582598">
                <text:p>38.5082363582598</text:p>
              </table:table-cell>
              <table:table-cell office:value-type="float" office:value="36.9150461767911">
                <text:p>36.9150461767911</text:p>
              </table:table-cell>
              <table:table-cell office:value-type="float" office:value="39.0192132322883">
                <text:p>39.0192132322883</text:p>
              </table:table-cell>
              <table:table-cell office:value-type="float" office:value="33.319041289714">
                <text:p>33.319041289714</text:p>
              </table:table-cell>
              <table:table-cell office:value-type="float" office:value="29.6863330843913">
                <text:p>29.6863330843913</text:p>
              </table:table-cell>
              <table:table-cell office:value-type="float" office:value="21.656121045392">
                <text:p>21.656121045392</text:p>
              </table:table-cell>
              <table:table-cell office:value-type="float" office:value="29.4593141251366">
                <text:p>29.4593141251366</text:p>
              </table:table-cell>
              <table:table-cell office:value-type="float" office:value="38.0707660597733">
                <text:p>38.0707660597733</text:p>
              </table:table-cell>
              <table:table-cell office:value-type="float" office:value="34.139035529984">
                <text:p>34.139035529984</text:p>
              </table:table-cell>
              <table:table-cell office:value-type="float" office:value="38.3154999496864">
                <text:p>38.3154999496864</text:p>
              </table:table-cell>
              <table:table-cell office:value-type="float" office:value="35.9323300984315">
                <text:p>35.9323300984315</text:p>
              </table:table-cell>
              <table:table-cell office:value-type="float" office:value="32.7525694349862">
                <text:p>32.7525694349862</text:p>
              </table:table-cell>
              <table:table-cell office:value-type="float" office:value="39.938159668945">
                <text:p>39.938159668945</text:p>
              </table:table-cell>
              <table:table-cell office:value-type="float" office:value="40.6929258332236">
                <text:p>40.6929258332236</text:p>
              </table:table-cell>
              <table:table-cell office:value-type="float" office:value="26.8575007070421">
                <text:p>26.8575007070421</text:p>
              </table:table-cell>
              <table:table-cell office:value-type="float" office:value="44.2127131448306">
                <text:p>44.2127131448306</text:p>
              </table:table-cell>
              <table:table-cell office:value-type="float" office:value="35.8802020586308">
                <text:p>35.8802020586308</text:p>
              </table:table-cell>
              <table:table-cell office:value-type="float" office:value="NaN">
                <text:p>NaN</text:p>
              </table:table-cell>
              <table:table-cell office:value-type="float" office:value="33.8651287801254">
                <text:p>33.86512878012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6.728cm" svg:y="0cm" style:legend-expansion="custom" chartooo:width="14.272cm" chartooo:height="1.395cm" style:legend-expansion-aspect-ratio="10.2308243727599" chart:style-name="ch2"/>
        <chart:plot-area chart:style-name="ch3" table:cell-range-address="occupancy.C14:occupancy.W18" chart:data-source-has-labels="both" svg:x="1.13cm" svg:y="1.324cm" svg:width="19.445cm" svg:height="8.272cm">
          <chartooo:coordinate-region svg:x="2.095cm" svg:y="1.576cm" svg:width="18.48cm" svg:height="5.362cm"/>
          <chart:axis chart:dimension="x" chart:name="primary-x" chart:style-name="ch4" chartooo:axis-type="auto">
            <chartooo:date-scale/>
            <chart:categories table:cell-range-address="occupancy.D14:occupancy.W14"/>
            <chart:grid chart:class="major"/>
          </chart:axis>
          <chart:axis chart:dimension="y" chart:name="primary-y" chart:style-name="ch5">
            <chart:title svg:x="0.198cm" svg:y="5.767cm" chart:style-name="ch6">
              <text:p>IQ occupancy(%)</text:p>
            </chart:title>
            <chart:grid chart:class="major"/>
          </chart:axis>
          <chart:series chart:style-name="ch7" chart:values-cell-range-address="occupancy.D15:occupancy.W15" chart:label-cell-address="occupancy.C15:occupancy.C15" chart:class="chart:bar">
            <chart:data-point chart:repeated="20"/>
          </chart:series>
          <chart:series chart:style-name="ch8" chart:values-cell-range-address="occupancy.D16:occupancy.W16" chart:label-cell-address="occupancy.C16:occupancy.C16" chart:class="chart:bar">
            <chart:data-point chart:style-name="ch9"/>
            <chart:data-point chart:repeated="19"/>
          </chart:series>
          <chart:series chart:style-name="ch10" chart:values-cell-range-address="occupancy.D17:occupancy.W17" chart:label-cell-address="occupancy.C17:occupancy.C17" chart:class="chart:bar">
            <chart:data-point chart:repeated="20"/>
          </chart:series>
          <chart:series chart:style-name="ch11" chart:values-cell-range-address="occupancy.D18:occupancy.W18" chart:label-cell-address="occupancy.C18:occupancy.C18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occupancy.D14:occupancy.W14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  <draw:g>
                  <svg:desc>occupancy.C15:occupancy.C15</svg:desc>
                </draw:g>
              </table:table-cell>
              <table:table-cell office:value-type="float" office:value="74.83125">
                <text:p>74.83125</text:p>
                <draw:g>
                  <svg:desc>occupancy.D15:occupancy.W15</svg:desc>
                </draw:g>
              </table:table-cell>
              <table:table-cell office:value-type="float" office:value="78.01015625">
                <text:p>78.01015625</text:p>
              </table:table-cell>
              <table:table-cell office:value-type="float" office:value="83.890625">
                <text:p>83.890625</text:p>
              </table:table-cell>
              <table:table-cell office:value-type="float" office:value="63.73046875">
                <text:p>63.73046875</text:p>
              </table:table-cell>
              <table:table-cell office:value-type="float" office:value="45.684375">
                <text:p>45.684375</text:p>
              </table:table-cell>
              <table:table-cell office:value-type="float" office:value="57.26328125">
                <text:p>57.26328125</text:p>
              </table:table-cell>
              <table:table-cell office:value-type="float" office:value="79.984375">
                <text:p>79.984375</text:p>
              </table:table-cell>
              <table:table-cell office:value-type="float" office:value="54.075">
                <text:p>54.075</text:p>
              </table:table-cell>
              <table:table-cell office:value-type="float" office:value="99.25">
                <text:p>99.25</text:p>
              </table:table-cell>
              <table:table-cell office:value-type="float" office:value="33.70625">
                <text:p>33.70625</text:p>
              </table:table-cell>
              <table:table-cell office:value-type="float" office:value="25.4609375">
                <text:p>25.4609375</text:p>
              </table:table-cell>
              <table:table-cell office:value-type="float" office:value="75.5375">
                <text:p>75.5375</text:p>
              </table:table-cell>
              <table:table-cell office:value-type="float" office:value="77.490625">
                <text:p>77.490625</text:p>
              </table:table-cell>
              <table:table-cell office:value-type="float" office:value="79.015625">
                <text:p>79.015625</text:p>
              </table:table-cell>
              <table:table-cell office:value-type="float" office:value="45.3875">
                <text:p>45.3875</text:p>
              </table:table-cell>
              <table:table-cell office:value-type="float" office:value="52.73671875">
                <text:p>52.73671875</text:p>
              </table:table-cell>
              <table:table-cell office:value-type="float" office:value="91.4140625">
                <text:p>91.4140625</text:p>
              </table:table-cell>
              <table:table-cell office:value-type="float" office:value="46.2875">
                <text:p>46.2875</text:p>
              </table:table-cell>
              <table:table-cell office:value-type="float" office:value="NaN">
                <text:p>NaN</text:p>
              </table:table-cell>
              <table:table-cell office:value-type="float" office:value="64.653125">
                <text:p>64.653125</text:p>
              </table:table-cell>
            </table:table-row>
            <table:table-row>
              <table:table-cell office:value-type="string">
                <text:p>AGGRESSIVE</text:p>
                <draw:g>
                  <svg:desc>occupancy.C16:occupancy.C16</svg:desc>
                </draw:g>
              </table:table-cell>
              <table:table-cell office:value-type="float" office:value="42.96015625">
                <text:p>42.96015625</text:p>
                <draw:g>
                  <svg:desc>occupancy.D16:occupancy.W16</svg:desc>
                </draw:g>
              </table:table-cell>
              <table:table-cell office:value-type="float" office:value="48.98671875">
                <text:p>48.98671875</text:p>
              </table:table-cell>
              <table:table-cell office:value-type="float" office:value="47.19765625">
                <text:p>47.19765625</text:p>
              </table:table-cell>
              <table:table-cell office:value-type="float" office:value="41.871875">
                <text:p>41.871875</text:p>
              </table:table-cell>
              <table:table-cell office:value-type="float" office:value="29.83671875">
                <text:p>29.83671875</text:p>
              </table:table-cell>
              <table:table-cell office:value-type="float" office:value="32.8109375">
                <text:p>32.8109375</text:p>
              </table:table-cell>
              <table:table-cell office:value-type="float" office:value="46.67421875">
                <text:p>46.67421875</text:p>
              </table:table-cell>
              <table:table-cell office:value-type="float" office:value="39.73046875">
                <text:p>39.73046875</text:p>
              </table:table-cell>
              <table:table-cell office:value-type="float" office:value="33.10546875">
                <text:p>33.10546875</text:p>
              </table:table-cell>
              <table:table-cell office:value-type="float" office:value="29.340625">
                <text:p>29.340625</text:p>
              </table:table-cell>
              <table:table-cell office:value-type="float" office:value="22.90859375">
                <text:p>22.90859375</text:p>
              </table:table-cell>
              <table:table-cell office:value-type="float" office:value="46.39296875">
                <text:p>46.39296875</text:p>
              </table:table-cell>
              <table:table-cell office:value-type="float" office:value="40.53046875">
                <text:p>40.53046875</text:p>
              </table:table-cell>
              <table:table-cell office:value-type="float" office:value="33.31015625">
                <text:p>33.31015625</text:p>
              </table:table-cell>
              <table:table-cell office:value-type="float" office:value="35.67578125">
                <text:p>35.67578125</text:p>
              </table:table-cell>
              <table:table-cell office:value-type="float" office:value="29.52734375">
                <text:p>29.52734375</text:p>
              </table:table-cell>
              <table:table-cell office:value-type="float" office:value="49.775">
                <text:p>49.775</text:p>
              </table:table-cell>
              <table:table-cell office:value-type="float" office:value="38.171875">
                <text:p>38.171875</text:p>
              </table:table-cell>
              <table:table-cell office:value-type="float" office:value="NaN">
                <text:p>NaN</text:p>
              </table:table-cell>
              <table:table-cell office:value-type="float" office:value="38.2670572916667">
                <text:p>38.2670572916667</text:p>
              </table:table-cell>
            </table:table-row>
            <table:table-row>
              <table:table-cell office:value-type="string">
                <text:p>CONSERVATIVE</text:p>
                <draw:g>
                  <svg:desc>occupancy.C17:occupancy.C17</svg:desc>
                </draw:g>
              </table:table-cell>
              <table:table-cell office:value-type="float" office:value="67.346875">
                <text:p>67.346875</text:p>
                <draw:g>
                  <svg:desc>occupancy.D17:occupancy.W17</svg:desc>
                </draw:g>
              </table:table-cell>
              <table:table-cell office:value-type="float" office:value="73.3578125">
                <text:p>73.3578125</text:p>
              </table:table-cell>
              <table:table-cell office:value-type="float" office:value="74.97109375">
                <text:p>74.97109375</text:p>
              </table:table-cell>
              <table:table-cell office:value-type="float" office:value="60.0390625">
                <text:p>60.0390625</text:p>
              </table:table-cell>
              <table:table-cell office:value-type="float" office:value="43.296875">
                <text:p>43.296875</text:p>
              </table:table-cell>
              <table:table-cell office:value-type="float" office:value="53.17109375">
                <text:p>53.17109375</text:p>
              </table:table-cell>
              <table:table-cell office:value-type="float" office:value="69.171875">
                <text:p>69.171875</text:p>
              </table:table-cell>
              <table:table-cell office:value-type="float" office:value="52.09921875">
                <text:p>52.09921875</text:p>
              </table:table-cell>
              <table:table-cell office:value-type="float" office:value="77.16953125">
                <text:p>77.16953125</text:p>
              </table:table-cell>
              <table:table-cell office:value-type="float" office:value="31.1625">
                <text:p>31.1625</text:p>
              </table:table-cell>
              <table:table-cell office:value-type="float" office:value="24.9234375">
                <text:p>24.9234375</text:p>
              </table:table-cell>
              <table:table-cell office:value-type="float" office:value="68.18359375">
                <text:p>68.18359375</text:p>
              </table:table-cell>
              <table:table-cell office:value-type="float" office:value="65.1859375">
                <text:p>65.1859375</text:p>
              </table:table-cell>
              <table:table-cell office:value-type="float" office:value="75.53046875">
                <text:p>75.53046875</text:p>
              </table:table-cell>
              <table:table-cell office:value-type="float" office:value="43.23125">
                <text:p>43.23125</text:p>
              </table:table-cell>
              <table:table-cell office:value-type="float" office:value="42.88359375">
                <text:p>42.88359375</text:p>
              </table:table-cell>
              <table:table-cell office:value-type="float" office:value="85.4140625">
                <text:p>85.4140625</text:p>
              </table:table-cell>
              <table:table-cell office:value-type="float" office:value="43.8890625">
                <text:p>43.8890625</text:p>
              </table:table-cell>
              <table:table-cell office:value-type="float" office:value="NaN">
                <text:p>NaN</text:p>
              </table:table-cell>
              <table:table-cell office:value-type="float" office:value="58.3904079861111">
                <text:p>58.3904079861111</text:p>
              </table:table-cell>
            </table:table-row>
            <table:table-row>
              <table:table-cell office:value-type="string">
                <text:p>SWITCH</text:p>
                <draw:g>
                  <svg:desc>occupancy.C18:occupancy.C18</svg:desc>
                </draw:g>
              </table:table-cell>
              <table:table-cell office:value-type="float" office:value="51.66484375">
                <text:p>51.66484375</text:p>
                <draw:g>
                  <svg:desc>occupancy.D18:occupancy.W18</svg:desc>
                </draw:g>
              </table:table-cell>
              <table:table-cell office:value-type="float" office:value="73.31953125">
                <text:p>73.31953125</text:p>
              </table:table-cell>
              <table:table-cell office:value-type="float" office:value="72.984375">
                <text:p>72.984375</text:p>
              </table:table-cell>
              <table:table-cell office:value-type="float" office:value="59.88125">
                <text:p>59.88125</text:p>
              </table:table-cell>
              <table:table-cell office:value-type="float" office:value="42.74375">
                <text:p>42.74375</text:p>
              </table:table-cell>
              <table:table-cell office:value-type="float" office:value="46.621875">
                <text:p>46.621875</text:p>
              </table:table-cell>
              <table:table-cell office:value-type="float" office:value="52.74375">
                <text:p>52.74375</text:p>
              </table:table-cell>
              <table:table-cell office:value-type="float" office:value="51.4453125">
                <text:p>51.4453125</text:p>
              </table:table-cell>
              <table:table-cell office:value-type="float" office:value="77.128125">
                <text:p>77.128125</text:p>
              </table:table-cell>
              <table:table-cell office:value-type="float" office:value="31.1703125">
                <text:p>31.1703125</text:p>
              </table:table-cell>
              <table:table-cell office:value-type="float" office:value="24.90859375">
                <text:p>24.90859375</text:p>
              </table:table-cell>
              <table:table-cell office:value-type="float" office:value="66.66015625">
                <text:p>66.66015625</text:p>
              </table:table-cell>
              <table:table-cell office:value-type="float" office:value="59.02109375">
                <text:p>59.02109375</text:p>
              </table:table-cell>
              <table:table-cell office:value-type="float" office:value="75.47578125">
                <text:p>75.47578125</text:p>
              </table:table-cell>
              <table:table-cell office:value-type="float" office:value="43.19296875">
                <text:p>43.19296875</text:p>
              </table:table-cell>
              <table:table-cell office:value-type="float" office:value="42.74453125">
                <text:p>42.74453125</text:p>
              </table:table-cell>
              <table:table-cell office:value-type="float" office:value="85.4296875">
                <text:p>85.4296875</text:p>
              </table:table-cell>
              <table:table-cell office:value-type="float" office:value="41.26484375">
                <text:p>41.26484375</text:p>
              </table:table-cell>
              <table:table-cell office:value-type="float" office:value="NaN">
                <text:p>NaN</text:p>
              </table:table-cell>
              <table:table-cell office:value-type="float" office:value="55.4667100694444">
                <text:p>55.46671006944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tru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001cm" svg:height="10.001cm" xlink:href=".." xlink:type="simple" chart:class="chart:bar" chart:style-name="ch1">
        <chart:legend svg:x="11.968cm" svg:y="0cm" style:legend-expansion="custom" chartooo:width="9.032cm" chartooo:height="1.096cm" style:legend-expansion-aspect-ratio="8.24087591240876" chart:style-name="ch2"/>
        <chart:plot-area chart:style-name="ch3" table:cell-range-address="'mode rate'.C11:'mode rate'.W13" chart:data-source-has-labels="both" svg:x="1.138cm" svg:y="1.644cm" svg:width="19.439cm" svg:height="7.899cm">
          <chartooo:coordinate-region svg:x="2.103cm" svg:y="1.896cm" svg:width="18.474cm" svg:height="4.989cm"/>
          <chart:axis chart:dimension="x" chart:name="primary-x" chart:style-name="ch4" chartooo:axis-type="auto">
            <chartooo:date-scale/>
            <chart:categories table:cell-range-address="'mode rate'.D11:'mode rate'.W11"/>
            <chart:grid chart:class="major"/>
          </chart:axis>
          <chart:axis chart:dimension="y" chart:name="primary-y" chart:style-name="ch5">
            <chart:title svg:x="0.202cm" svg:y="6.233cm" chart:style-name="ch6">
              <text:p>fraction of mode(%)</text:p>
            </chart:title>
            <chart:grid chart:class="major"/>
          </chart:axis>
          <chart:series chart:style-name="ch7" chart:values-cell-range-address="'mode rate'.D12:'mode rate'.W12" chart:label-cell-address="'mode rate'.C12:'mode rate'.C12" chart:class="chart:bar">
            <chart:data-point chart:repeated="5"/>
            <chart:data-point chart:style-name="ch8" chart:repeated="2"/>
            <chart:data-point chart:repeated="13"/>
          </chart:series>
          <chart:series chart:style-name="ch9" chart:values-cell-range-address="'mode rate'.D13:'mode rate'.W13" chart:label-cell-address="'mode rate'.C13:'mode rate'.C1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  <draw:g>
                  <svg:desc>'mode rate'.D11:'mode rate'.W11</svg:desc>
                </draw:g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  <draw:g>
                  <svg:desc>'mode rate'.C12:'mode rate'.C12</svg:desc>
                </draw:g>
              </table:table-cell>
              <table:table-cell office:value-type="float" office:value="66.14">
                <text:p>66.14</text:p>
                <draw:g>
                  <svg:desc>'mode rate'.D12:'mode rate'.W12</svg:desc>
                </draw:g>
              </table:table-cell>
              <table:table-cell office:value-type="float" office:value="0.08">
                <text:p>0.08</text:p>
              </table:table-cell>
              <table:table-cell office:value-type="float" office:value="7.81">
                <text:p>7.81</text:p>
              </table:table-cell>
              <table:table-cell office:value-type="float" office:value="1.46">
                <text:p>1.46</text:p>
              </table:table-cell>
              <table:table-cell office:value-type="float" office:value="4.75">
                <text:p>4.75</text:p>
              </table:table-cell>
              <table:table-cell office:value-type="float" office:value="36.14">
                <text:p>36.14</text:p>
              </table:table-cell>
              <table:table-cell office:value-type="float" office:value="72.85">
                <text:p>72.85</text:p>
              </table:table-cell>
              <table:table-cell office:value-type="float" office:value="7.03">
                <text:p>7.03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0.65">
                <text:p>0.65</text:p>
              </table:table-cell>
              <table:table-cell office:value-type="float" office:value="7.46">
                <text:p>7.46</text:p>
              </table:table-cell>
              <table:table-cell office:value-type="float" office:value="24.18">
                <text:p>24.18</text:p>
              </table:table-cell>
              <table:table-cell office:value-type="float" office:value="0.21">
                <text:p>0.21</text:p>
              </table:table-cell>
              <table:table-cell office:value-type="float" office:value="0.43">
                <text:p>0.43</text:p>
              </table:table-cell>
              <table:table-cell office:value-type="float" office:value="2.99">
                <text:p>2.99</text:p>
              </table:table-cell>
              <table:table-cell office:value-type="float" office:value="0.13">
                <text:p>0.13</text:p>
              </table:table-cell>
              <table:table-cell office:value-type="float" office:value="40.55">
                <text:p>40.55</text:p>
              </table:table-cell>
              <table:table-cell office:value-type="float" office:value="NaN">
                <text:p>NaN</text:p>
              </table:table-cell>
              <table:table-cell office:value-type="float" office:value="15.1777777777778">
                <text:p>15.1777777777778</text:p>
              </table:table-cell>
            </table:table-row>
            <table:table-row>
              <table:table-cell office:value-type="string">
                <text:p>CONSERVATIVE</text:p>
                <draw:g>
                  <svg:desc>'mode rate'.C13:'mode rate'.C13</svg:desc>
                </draw:g>
              </table:table-cell>
              <table:table-cell office:value-type="float" office:value="33.86">
                <text:p>33.86</text:p>
                <draw:g>
                  <svg:desc>'mode rate'.D13:'mode rate'.W13</svg:desc>
                </draw:g>
              </table:table-cell>
              <table:table-cell office:value-type="float" office:value="99.92">
                <text:p>99.92</text:p>
              </table:table-cell>
              <table:table-cell office:value-type="float" office:value="92.19">
                <text:p>92.19</text:p>
              </table:table-cell>
              <table:table-cell office:value-type="float" office:value="98.54">
                <text:p>98.54</text:p>
              </table:table-cell>
              <table:table-cell office:value-type="float" office:value="95.25">
                <text:p>95.25</text:p>
              </table:table-cell>
              <table:table-cell office:value-type="float" office:value="63.86">
                <text:p>63.86</text:p>
              </table:table-cell>
              <table:table-cell office:value-type="float" office:value="27.15">
                <text:p>27.15</text:p>
              </table:table-cell>
              <table:table-cell office:value-type="float" office:value="92.97">
                <text:p>92.97</text:p>
              </table:table-cell>
              <table:table-cell office:value-type="float" office:value="99.88">
                <text:p>99.88</text:p>
              </table:table-cell>
              <table:table-cell office:value-type="float" office:value="99.78">
                <text:p>99.78</text:p>
              </table:table-cell>
              <table:table-cell office:value-type="float" office:value="99.35">
                <text:p>99.35</text:p>
              </table:table-cell>
              <table:table-cell office:value-type="float" office:value="92.54">
                <text:p>92.54</text:p>
              </table:table-cell>
              <table:table-cell office:value-type="float" office:value="75.82">
                <text:p>75.82</text:p>
              </table:table-cell>
              <table:table-cell office:value-type="float" office:value="99.79">
                <text:p>99.79</text:p>
              </table:table-cell>
              <table:table-cell office:value-type="float" office:value="99.57">
                <text:p>99.57</text:p>
              </table:table-cell>
              <table:table-cell office:value-type="float" office:value="97.01">
                <text:p>97.01</text:p>
              </table:table-cell>
              <table:table-cell office:value-type="float" office:value="99.87">
                <text:p>99.87</text:p>
              </table:table-cell>
              <table:table-cell office:value-type="float" office:value="59.45">
                <text:p>59.45</text:p>
              </table:table-cell>
              <table:table-cell office:value-type="float" office:value="NaN">
                <text:p>NaN</text:p>
              </table:table-cell>
              <table:table-cell office:value-type="float" office:value="84.8222222222222">
                <text:p>84.82222222222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